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T3_119" style:family="text">
      <style:text-properties fo:background-color="#ffffff"/>
    </style:style>
    <style:style style:name="T3_120" style:family="text">
      <style:text-properties fo:background-color="#ffffff"/>
    </style:style>
    <style:style style:name="T3_121" style:family="text">
      <style:text-properties fo:background-color="#ffffff"/>
    </style:style>
    <style:style style:name="T3_122" style:family="text">
      <style:text-properties fo:background-color="#ffffff"/>
    </style:style>
    <style:style style:name="T3_123" style:family="text">
      <style:text-properties fo:background-color="#ffffff"/>
    </style:style>
    <style:style style:name="T3_124" style:family="text">
      <style:text-properties fo:background-color="#ffffff"/>
    </style:style>
    <style:style style:name="T3_125" style:family="text">
      <style:text-properties fo:background-color="#ffffff"/>
    </style:style>
    <style:style style:name="T3_126" style:family="text">
      <style:text-properties fo:background-color="#ffffff"/>
    </style:style>
    <style:style style:name="T3_127" style:family="text">
      <style:text-properties fo:background-color="#ffffff"/>
    </style:style>
    <style:style style:name="T3_128" style:family="text">
      <style:text-properties fo:background-color="#ffffff"/>
    </style:style>
    <style:style style:name="T3_129" style:family="text">
      <style:text-properties fo:background-color="#ffffff"/>
    </style:style>
    <style:style style:name="T3_130" style:family="text">
      <style:text-properties fo:background-color="#ffffff"/>
    </style:style>
    <style:style style:name="T3_131" style:family="text">
      <style:text-properties fo:background-color="#ffffff"/>
    </style:style>
    <style:style style:name="T3_132" style:family="text">
      <style:text-properties fo:background-color="#ffffff"/>
    </style:style>
    <style:style style:name="T3_133" style:family="text">
      <style:text-properties fo:background-color="#ffffff"/>
    </style:style>
    <style:style style:name="T3_134" style:family="text">
      <style:text-properties fo:background-color="#ffffff"/>
    </style:style>
    <style:style style:name="T3_135" style:family="text">
      <style:text-properties fo:background-color="#ffffff"/>
    </style:style>
    <style:style style:name="T3_136" style:family="text">
      <style:text-properties fo:background-color="#ffffff"/>
    </style:style>
    <style:style style:name="T3_137" style:family="text">
      <style:text-properties fo:background-color="#ffffff"/>
    </style:style>
    <style:style style:name="T3_138" style:family="text">
      <style:text-properties fo:background-color="#ffffff"/>
    </style:style>
    <style:style style:name="T3_139" style:family="text">
      <style:text-properties fo:background-color="#ffffff"/>
    </style:style>
    <style:style style:name="T3_140" style:family="text">
      <style:text-properties fo:background-color="#ffffff"/>
    </style:style>
    <style:style style:name="T3_141" style:family="text">
      <style:text-properties fo:background-color="#ffffff"/>
    </style:style>
    <style:style style:name="T3_142" style:family="text">
      <style:text-properties fo:background-color="#ffffff"/>
    </style:style>
    <style:style style:name="T3_143" style:family="text">
      <style:text-properties fo:background-color="#ffffff"/>
    </style:style>
    <style:style style:name="T3_144" style:family="text">
      <style:text-properties fo:background-color="#ffffff"/>
    </style:style>
    <style:style style:name="T3_145" style:family="text">
      <style:text-properties fo:background-color="#ffffff"/>
    </style:style>
    <style:style style:name="T3_146" style:family="text">
      <style:text-properties fo:background-color="#ffffff"/>
    </style:style>
    <style:style style:name="T3_147" style:family="text">
      <style:text-properties fo:background-color="#ffffff"/>
    </style:style>
    <style:style style:name="T3_148" style:family="text">
      <style:text-properties fo:background-color="#ffffff"/>
    </style:style>
    <style:style style:name="T3_149" style:family="text">
      <style:text-properties fo:background-color="#ffffff"/>
    </style:style>
    <style:style style:name="T3_150" style:family="text">
      <style:text-properties fo:background-color="#ffffff"/>
    </style:style>
    <style:style style:name="T3_151" style:family="text">
      <style:text-properties fo:background-color="#ffffff"/>
    </style:style>
    <style:style style:name="T3_152" style:family="text">
      <style:text-properties fo:background-color="#ffffff"/>
    </style:style>
    <style:style style:name="T3_153" style:family="text">
      <style:text-properties fo:background-color="#ffffff"/>
    </style:style>
    <style:style style:name="T3_154" style:family="text">
      <style:text-properties fo:background-color="#ffffff"/>
    </style:style>
    <style:style style:name="T3_155" style:family="text">
      <style:text-properties fo:background-color="#ffffff"/>
    </style:style>
    <style:style style:name="T3_156" style:family="text">
      <style:text-properties fo:background-color="#ffffff"/>
    </style:style>
    <style:style style:name="T3_157" style:family="text">
      <style:text-properties fo:background-color="#ffffff"/>
    </style:style>
    <style:style style:name="T3_158" style:family="text">
      <style:text-properties fo:background-color="#ffffff"/>
    </style:style>
    <style:style style:name="T3_159" style:family="text">
      <style:text-properties fo:background-color="#ffffff"/>
    </style:style>
    <style:style style:name="T3_160" style:family="text">
      <style:text-properties fo:background-color="#ffffff"/>
    </style:style>
    <style:style style:name="T3_161" style:family="text">
      <style:text-properties fo:background-color="#ffffff"/>
    </style:style>
    <style:style style:name="T3_162" style:family="text">
      <style:text-properties fo:background-color="#ffffff"/>
    </style:style>
    <style:style style:name="T3_163" style:family="text">
      <style:text-properties fo:background-color="#ffffff"/>
    </style:style>
    <style:style style:name="T3_164" style:family="text">
      <style:text-properties fo:background-color="#ffffff"/>
    </style:style>
    <style:style style:name="T3_165" style:family="text">
      <style:text-properties fo:background-color="#ffffff"/>
    </style:style>
    <style:style style:name="T3_166" style:family="text">
      <style:text-properties fo:background-color="#ffffff"/>
    </style:style>
    <style:style style:name="T3_167" style:family="text">
      <style:text-properties fo:background-color="#ffffff"/>
    </style:style>
    <style:style style:name="T3_168" style:family="text">
      <style:text-properties fo:background-color="#ffffff"/>
    </style:style>
    <style:style style:name="T3_169" style:family="text">
      <style:text-properties fo:background-color="#ffffff"/>
    </style:style>
    <style:style style:name="T3_170" style:family="text">
      <style:text-properties fo:background-color="#ffffff"/>
    </style:style>
    <style:style style:name="T3_171" style:family="text">
      <style:text-properties fo:background-color="#ffffff"/>
    </style:style>
    <style:style style:name="T3_172" style:family="text">
      <style:text-properties fo:background-color="#ffffff"/>
    </style:style>
    <style:style style:name="T3_173" style:family="text">
      <style:text-properties fo:background-color="#ffffff"/>
    </style:style>
    <style:style style:name="T3_174" style:family="text">
      <style:text-properties fo:background-color="#ffffff"/>
    </style:style>
    <style:style style:name="T3_175" style:family="text">
      <style:text-properties fo:background-color="#ffffff"/>
    </style:style>
    <style:style style:name="T3_176" style:family="text">
      <style:text-properties fo:background-color="#ffffff"/>
    </style:style>
    <style:style style:name="T3_177" style:family="text">
      <style:text-properties fo:background-color="#ffffff"/>
    </style:style>
    <style:style style:name="T3_178" style:family="text">
      <style:text-properties fo:background-color="#ffffff"/>
    </style:style>
    <style:style style:name="T3_179" style:family="text">
      <style:text-properties fo:background-color="#ffffff"/>
    </style:style>
    <style:style style:name="T3_180" style:family="text">
      <style:text-properties fo:background-color="#ffffff"/>
    </style:style>
    <style:style style:name="T3_181" style:family="text">
      <style:text-properties fo:background-color="#ffffff"/>
    </style:style>
    <style:style style:name="T3_182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 fo:font-style="italic" style:font-style-asian="italic" style:font-style-complex="italic"/>
    </style:style>
    <style:style style:name="T5_18" style:family="text">
      <style:text-properties fo:background-color="#ffffff" fo:font-style="italic" style:font-style-asian="italic" style:font-style-complex="italic"/>
    </style:style>
    <style:style style:name="T5_19" style:family="text">
      <style:text-properties fo:background-color="#ffffff" fo:font-style="italic" style:font-style-asian="italic" style:font-style-complex="italic"/>
    </style:style>
    <style:style style:name="T5_20" style:family="text">
      <style:text-properties fo:background-color="#ffffff" fo:font-style="italic" style:font-style-asian="italic" style:font-style-complex="italic"/>
    </style:style>
    <style:style style:name="T5_21" style:family="text">
      <style:text-properties fo:background-color="#ffffff" fo:font-style="italic" style:font-style-asian="italic" style:font-style-complex="italic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T11_93" style:family="text">
      <style:text-properties fo:background-color="#ffffff"/>
    </style:style>
    <style:style style:name="T11_94" style:family="text">
      <style:text-properties fo:background-color="#ffffff"/>
    </style:style>
    <style:style style:name="T11_95" style:family="text">
      <style:text-properties fo:background-color="#ffffff"/>
    </style:style>
    <style:style style:name="T11_96" style:family="text">
      <style:text-properties fo:background-color="#ffffff"/>
    </style:style>
    <style:style style:name="T11_97" style:family="text">
      <style:text-properties fo:background-color="#ffffff"/>
    </style:style>
    <style:style style:name="T11_98" style:family="text">
      <style:text-properties fo:background-color="#ffffff"/>
    </style:style>
    <style:style style:name="T11_99" style:family="text">
      <style:text-properties fo:background-color="#ffffff"/>
    </style:style>
    <style:style style:name="T11_100" style:family="text">
      <style:text-properties fo:background-color="#ffffff"/>
    </style:style>
    <style:style style:name="T11_101" style:family="text">
      <style:text-properties fo:background-color="#ffffff"/>
    </style:style>
    <style:style style:name="T11_102" style:family="text">
      <style:text-properties fo:background-color="#ffffff"/>
    </style:style>
    <style:style style:name="T11_103" style:family="text">
      <style:text-properties fo:background-color="#ffffff"/>
    </style:style>
    <style:style style:name="T11_104" style:family="text">
      <style:text-properties fo:background-color="#ffffff"/>
    </style:style>
    <style:style style:name="T11_105" style:family="text">
      <style:text-properties fo:background-color="#ffffff"/>
    </style:style>
    <style:style style:name="T11_106" style:family="text">
      <style:text-properties fo:background-color="#ffffff"/>
    </style:style>
    <style:style style:name="T11_107" style:family="text">
      <style:text-properties fo:background-color="#ffffff"/>
    </style:style>
    <style:style style:name="T11_108" style:family="text">
      <style:text-properties fo:background-color="#ffffff"/>
    </style:style>
    <style:style style:name="T11_109" style:family="text">
      <style:text-properties fo:background-color="#ffffff"/>
    </style:style>
    <style:style style:name="T11_110" style:family="text">
      <style:text-properties fo:background-color="#ffffff"/>
    </style:style>
    <style:style style:name="T11_111" style:family="text">
      <style:text-properties fo:background-color="#ffffff"/>
    </style:style>
    <style:style style:name="T11_112" style:family="text">
      <style:text-properties fo:background-color="#ffffff"/>
    </style:style>
    <style:style style:name="T11_113" style:family="text">
      <style:text-properties fo:background-color="#ffffff"/>
    </style:style>
    <style:style style:name="T11_114" style:family="text">
      <style:text-properties fo:background-color="#ffffff"/>
    </style:style>
    <style:style style:name="T11_115" style:family="text">
      <style:text-properties fo:background-color="#ffffff"/>
    </style:style>
    <style:style style:name="T11_116" style:family="text">
      <style:text-properties fo:background-color="#ffffff"/>
    </style:style>
    <style:style style:name="T11_117" style:family="text">
      <style:text-properties fo:background-color="#ffffff"/>
    </style:style>
    <style:style style:name="T11_118" style:family="text">
      <style:text-properties fo:background-color="#ffffff"/>
    </style:style>
    <style:style style:name="T11_119" style:family="text">
      <style:text-properties fo:background-color="#ffffff"/>
    </style:style>
    <style:style style:name="T11_120" style:family="text">
      <style:text-properties fo:background-color="#ffffff"/>
    </style:style>
    <style:style style:name="T11_121" style:family="text">
      <style:text-properties fo:background-color="#ffffff"/>
    </style:style>
    <style:style style:name="T11_122" style:family="text">
      <style:text-properties fo:background-color="#ffffff"/>
    </style:style>
    <style:style style:name="T11_123" style:family="text">
      <style:text-properties fo:background-color="#ffffff"/>
    </style:style>
    <style:style style:name="T11_124" style:family="text">
      <style:text-properties fo:background-color="#ffffff"/>
    </style:style>
    <style:style style:name="T11_125" style:family="text">
      <style:text-properties fo:background-color="#ffffff"/>
    </style:style>
    <style:style style:name="T11_126" style:family="text">
      <style:text-properties fo:background-color="#ffffff"/>
    </style:style>
    <style:style style:name="T11_127" style:family="text">
      <style:text-properties fo:background-color="#ffffff"/>
    </style:style>
    <style:style style:name="T11_128" style:family="text">
      <style:text-properties fo:background-color="#ffffff"/>
    </style:style>
    <style:style style:name="T11_129" style:family="text">
      <style:text-properties fo:background-color="#ffffff"/>
    </style:style>
    <style:style style:name="T11_130" style:family="text">
      <style:text-properties fo:background-color="#ffffff"/>
    </style:style>
    <style:style style:name="T11_131" style:family="text">
      <style:text-properties fo:background-color="#ffffff"/>
    </style:style>
    <style:style style:name="T11_132" style:family="text">
      <style:text-properties fo:background-color="#ffffff"/>
    </style:style>
    <style:style style:name="T11_133" style:family="text">
      <style:text-properties fo:background-color="#ffffff"/>
    </style:style>
    <style:style style:name="T11_134" style:family="text">
      <style:text-properties fo:background-color="#ffffff"/>
    </style:style>
    <style:style style:name="T11_135" style:family="text">
      <style:text-properties fo:background-color="#ffffff"/>
    </style:style>
    <style:style style:name="T11_136" style:family="text">
      <style:text-properties fo:background-color="#ffffff"/>
    </style:style>
    <style:style style:name="T11_137" style:family="text">
      <style:text-properties fo:background-color="#ffffff"/>
    </style:style>
    <style:style style:name="T11_138" style:family="text">
      <style:text-properties fo:background-color="#ffffff"/>
    </style:style>
    <style:style style:name="T11_139" style:family="text">
      <style:text-properties fo:background-color="#ffffff"/>
    </style:style>
    <style:style style:name="T11_140" style:family="text">
      <style:text-properties fo:background-color="#ffffff"/>
    </style:style>
    <style:style style:name="T11_141" style:family="text">
      <style:text-properties fo:background-color="#ffffff"/>
    </style:style>
    <style:style style:name="T11_142" style:family="text">
      <style:text-properties fo:background-color="#ffffff"/>
    </style:style>
    <style:style style:name="T11_143" style:family="text">
      <style:text-properties fo:background-color="#ffffff"/>
    </style:style>
    <style:style style:name="T11_144" style:family="text">
      <style:text-properties fo:background-color="#ffffff"/>
    </style:style>
    <style:style style:name="T11_145" style:family="text">
      <style:text-properties fo:background-color="#ffffff"/>
    </style:style>
    <style:style style:name="T11_146" style:family="text">
      <style:text-properties fo:background-color="#ffffff"/>
    </style:style>
    <style:style style:name="T11_147" style:family="text">
      <style:text-properties fo:background-color="#ffffff"/>
    </style:style>
    <style:style style:name="T11_148" style:family="text">
      <style:text-properties fo:background-color="#ffffff"/>
    </style:style>
    <style:style style:name="T11_149" style:family="text">
      <style:text-properties fo:background-color="#ffffff"/>
    </style:style>
    <style:style style:name="T11_150" style:family="text">
      <style:text-properties fo:background-color="#ffffff"/>
    </style:style>
    <style:style style:name="T11_151" style:family="text">
      <style:text-properties fo:background-color="#ffffff"/>
    </style:style>
    <style:style style:name="T11_152" style:family="text">
      <style:text-properties fo:background-color="#ffffff"/>
    </style:style>
    <style:style style:name="T11_153" style:family="text">
      <style:text-properties fo:background-color="#ffffff"/>
    </style:style>
    <style:style style:name="T11_154" style:family="text">
      <style:text-properties fo:background-color="#ffffff"/>
    </style:style>
    <style:style style:name="T11_155" style:family="text">
      <style:text-properties fo:background-color="#ffffff"/>
    </style:style>
    <style:style style:name="T11_156" style:family="text">
      <style:text-properties fo:background-color="#ffffff"/>
    </style:style>
    <style:style style:name="T11_157" style:family="text">
      <style:text-properties fo:background-color="#ffffff"/>
    </style:style>
    <style:style style:name="T11_158" style:family="text">
      <style:text-properties fo:background-color="#ffffff"/>
    </style:style>
    <style:style style:name="T11_159" style:family="text">
      <style:text-properties fo:background-color="#ffffff"/>
    </style:style>
    <style:style style:name="T11_160" style:family="text">
      <style:text-properties fo:background-color="#ffffff"/>
    </style:style>
    <style:style style:name="T11_161" style:family="text">
      <style:text-properties fo:background-color="#ffffff"/>
    </style:style>
    <style:style style:name="T11_162" style:family="text">
      <style:text-properties fo:background-color="#ffffff"/>
    </style:style>
    <style:style style:name="T11_163" style:family="text">
      <style:text-properties fo:background-color="#ffffff"/>
    </style:style>
    <style:style style:name="T11_164" style:family="text">
      <style:text-properties fo:background-color="#ffffff"/>
    </style:style>
    <style:style style:name="T11_165" style:family="text">
      <style:text-properties fo:background-color="#ffffff"/>
    </style:style>
    <style:style style:name="T11_166" style:family="text">
      <style:text-properties fo:background-color="#ffffff"/>
    </style:style>
    <style:style style:name="T11_167" style:family="text">
      <style:text-properties fo:background-color="#ffffff"/>
    </style:style>
    <style:style style:name="T11_168" style:family="text">
      <style:text-properties fo:background-color="#ffffff"/>
    </style:style>
    <style:style style:name="T11_169" style:family="text">
      <style:text-properties fo:background-color="#ffffff"/>
    </style:style>
    <style:style style:name="T11_170" style:family="text">
      <style:text-properties fo:background-color="#ffffff"/>
    </style:style>
    <style:style style:name="T11_171" style:family="text">
      <style:text-properties fo:background-color="#ffffff"/>
    </style:style>
    <style:style style:name="T11_172" style:family="text">
      <style:text-properties fo:background-color="#ffffff"/>
    </style:style>
    <style:style style:name="T11_173" style:family="text">
      <style:text-properties fo:background-color="#ffffff"/>
    </style:style>
    <style:style style:name="T11_174" style:family="text">
      <style:text-properties fo:background-color="#ffffff"/>
    </style:style>
    <style:style style:name="T11_175" style:family="text">
      <style:text-properties fo:background-color="#ffffff"/>
    </style:style>
    <style:style style:name="T11_176" style:family="text">
      <style:text-properties fo:background-color="#ffffff"/>
    </style:style>
    <style:style style:name="T11_177" style:family="text">
      <style:text-properties fo:background-color="#ffffff"/>
    </style:style>
    <style:style style:name="T11_178" style:family="text">
      <style:text-properties fo:background-color="#ffffff"/>
    </style:style>
    <style:style style:name="T11_179" style:family="text">
      <style:text-properties fo:background-color="#ffffff"/>
    </style:style>
    <style:style style:name="T11_180" style:family="text">
      <style:text-properties fo:background-color="#ffffff"/>
    </style:style>
    <style:style style:name="T11_181" style:family="text">
      <style:text-properties fo:background-color="#ffffff"/>
    </style:style>
    <style:style style:name="T11_182" style:family="text">
      <style:text-properties fo:background-color="#ffffff"/>
    </style:style>
    <style:style style:name="T11_183" style:family="text">
      <style:text-properties fo:background-color="#ffffff"/>
    </style:style>
    <style:style style:name="T11_184" style:family="text">
      <style:text-properties fo:background-color="#ffffff"/>
    </style:style>
    <style:style style:name="T11_185" style:family="text">
      <style:text-properties fo:background-color="#ffffff"/>
    </style:style>
    <style:style style:name="T11_186" style:family="text">
      <style:text-properties fo:background-color="#ffffff"/>
    </style:style>
    <style:style style:name="T11_187" style:family="text">
      <style:text-properties fo:background-color="#ffffff"/>
    </style:style>
    <style:style style:name="T11_188" style:family="text">
      <style:text-properties fo:background-color="#ffffff"/>
    </style:style>
    <style:style style:name="T11_189" style:family="text">
      <style:text-properties fo:background-color="#ffffff"/>
    </style:style>
    <style:style style:name="T11_190" style:family="text">
      <style:text-properties fo:background-color="#ffffff"/>
    </style:style>
    <style:style style:name="T11_191" style:family="text">
      <style:text-properties fo:background-color="#ffffff"/>
    </style:style>
    <style:style style:name="T11_192" style:family="text">
      <style:text-properties fo:background-color="#ffffff"/>
    </style:style>
    <style:style style:name="T11_193" style:family="text">
      <style:text-properties fo:background-color="#ffffff"/>
    </style:style>
    <style:style style:name="T11_194" style:family="text">
      <style:text-properties fo:background-color="#ffffff"/>
    </style:style>
    <style:style style:name="T11_195" style:family="text">
      <style:text-properties fo:background-color="#ffffff"/>
    </style:style>
    <style:style style:name="T11_196" style:family="text">
      <style:text-properties fo:background-color="#ffffff"/>
    </style:style>
    <style:style style:name="T11_197" style:family="text">
      <style:text-properties fo:background-color="#ffffff"/>
    </style:style>
    <style:style style:name="T11_198" style:family="text">
      <style:text-properties fo:background-color="#ffffff"/>
    </style:style>
    <style:style style:name="T11_199" style:family="text">
      <style:text-properties fo:background-color="#ffffff"/>
    </style:style>
    <style:style style:name="T11_200" style:family="text">
      <style:text-properties fo:background-color="#ffffff"/>
    </style:style>
    <style:style style:name="T11_201" style:family="text">
      <style:text-properties fo:background-color="#ffffff"/>
    </style:style>
    <style:style style:name="T11_202" style:family="text">
      <style:text-properties fo:background-color="#ffffff"/>
    </style:style>
    <style:style style:name="T11_203" style:family="text">
      <style:text-properties fo:background-color="#ffffff"/>
    </style:style>
    <style:style style:name="T11_204" style:family="text">
      <style:text-properties fo:background-color="#ffffff"/>
    </style:style>
    <style:style style:name="T11_205" style:family="text">
      <style:text-properties fo:background-color="#ffffff"/>
    </style:style>
    <style:style style:name="T11_206" style:family="text">
      <style:text-properties fo:background-color="#ffffff"/>
    </style:style>
    <style:style style:name="T11_207" style:family="text">
      <style:text-properties fo:background-color="#ffffff"/>
    </style:style>
    <style:style style:name="T11_208" style:family="text">
      <style:text-properties fo:background-color="#ffffff"/>
    </style:style>
    <style:style style:name="T11_209" style:family="text">
      <style:text-properties fo:background-color="#ffffff"/>
    </style:style>
    <style:style style:name="T11_210" style:family="text">
      <style:text-properties fo:background-color="#ffffff"/>
    </style:style>
    <style:style style:name="T11_211" style:family="text">
      <style:text-properties fo:background-color="#ffffff"/>
    </style:style>
    <style:style style:name="T11_212" style:family="text">
      <style:text-properties fo:background-color="#ffffff"/>
    </style:style>
    <style:style style:name="T11_213" style:family="text">
      <style:text-properties fo:background-color="#ffffff"/>
    </style:style>
    <style:style style:name="T11_214" style:family="text">
      <style:text-properties fo:background-color="#ffffff"/>
    </style:style>
    <style:style style:name="T11_215" style:family="text">
      <style:text-properties fo:background-color="#ffffff"/>
    </style:style>
    <style:style style:name="T11_216" style:family="text">
      <style:text-properties fo:background-color="#ffffff"/>
    </style:style>
    <style:style style:name="T11_217" style:family="text">
      <style:text-properties fo:background-color="#ffffff"/>
    </style:style>
    <style:style style:name="T11_218" style:family="text">
      <style:text-properties fo:background-color="#ffffff"/>
    </style:style>
    <style:style style:name="T11_219" style:family="text">
      <style:text-properties fo:background-color="#ffffff"/>
    </style:style>
    <style:style style:name="T11_220" style:family="text">
      <style:text-properties fo:background-color="#ffffff"/>
    </style:style>
    <style:style style:name="T11_221" style:family="text">
      <style:text-properties fo:background-color="#ffffff"/>
    </style:style>
    <style:style style:name="T11_222" style:family="text">
      <style:text-properties fo:background-color="#ffffff"/>
    </style:style>
    <style:style style:name="T11_223" style:family="text">
      <style:text-properties fo:background-color="#ffffff"/>
    </style:style>
    <style:style style:name="T11_224" style:family="text">
      <style:text-properties fo:background-color="#ffffff"/>
    </style:style>
    <style:style style:name="T11_225" style:family="text">
      <style:text-properties fo:background-color="#ffffff"/>
    </style:style>
    <style:style style:name="T11_226" style:family="text">
      <style:text-properties fo:background-color="#ffffff"/>
    </style:style>
    <style:style style:name="T11_227" style:family="text">
      <style:text-properties fo:background-color="#ffffff"/>
    </style:style>
    <style:style style:name="T11_228" style:family="text">
      <style:text-properties fo:background-color="#ffffff"/>
    </style:style>
    <style:style style:name="T11_229" style:family="text">
      <style:text-properties fo:background-color="#ffffff"/>
    </style:style>
    <style:style style:name="T11_230" style:family="text">
      <style:text-properties fo:background-color="#ffffff"/>
    </style:style>
    <style:style style:name="T11_231" style:family="text">
      <style:text-properties fo:background-color="#ffffff"/>
    </style:style>
    <style:style style:name="T11_232" style:family="text">
      <style:text-properties fo:background-color="#ffffff"/>
    </style:style>
    <style:style style:name="T11_233" style:family="text">
      <style:text-properties fo:background-color="#ffffff"/>
    </style:style>
    <style:style style:name="T11_234" style:family="text">
      <style:text-properties fo:background-color="#ffffff"/>
    </style:style>
    <style:style style:name="T11_235" style:family="text">
      <style:text-properties fo:background-color="#ffffff"/>
    </style:style>
    <style:style style:name="T11_236" style:family="text">
      <style:text-properties fo:background-color="#ffffff"/>
    </style:style>
    <style:style style:name="T11_237" style:family="text">
      <style:text-properties fo:background-color="#ffffff"/>
    </style:style>
    <style:style style:name="T11_238" style:family="text">
      <style:text-properties fo:background-color="#ffffff"/>
    </style:style>
    <style:style style:name="T11_239" style:family="text">
      <style:text-properties fo:background-color="#ffffff"/>
    </style:style>
    <style:style style:name="T11_240" style:family="text">
      <style:text-properties fo:background-color="#ffffff"/>
    </style:style>
    <style:style style:name="T11_241" style:family="text">
      <style:text-properties fo:background-color="#ffffff"/>
    </style:style>
    <style:style style:name="T11_242" style:family="text">
      <style:text-properties fo:background-color="#ffffff"/>
    </style:style>
    <style:style style:name="T11_243" style:family="text">
      <style:text-properties fo:background-color="#ffffff"/>
    </style:style>
    <style:style style:name="T11_244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T20_14" style:family="text">
      <style:text-properties fo:background-color="#ffffff"/>
    </style:style>
    <style:style style:name="T20_15" style:family="text">
      <style:text-properties fo:background-color="#ffffff"/>
    </style:style>
    <style:style style:name="T20_16" style:family="text">
      <style:text-properties fo:background-color="#ffffff"/>
    </style:style>
    <style:style style:name="T20_17" style:family="text">
      <style:text-properties fo:background-color="#ffffff"/>
    </style:style>
    <style:style style:name="T20_18" style:family="text">
      <style:text-properties fo:background-color="#ffffff"/>
    </style:style>
    <style:style style:name="T20_19" style:family="text">
      <style:text-properties fo:background-color="#ffffff"/>
    </style:style>
    <style:style style:name="T20_20" style:family="text">
      <style:text-properties fo:background-color="#ffffff"/>
    </style:style>
    <style:style style:name="T20_21" style:family="text">
      <style:text-properties fo:background-color="#ffffff"/>
    </style:style>
    <style:style style:name="T20_22" style:family="text">
      <style:text-properties fo:background-color="#ffffff"/>
    </style:style>
    <style:style style:name="T20_23" style:family="text">
      <style:text-properties fo:background-color="#ffffff"/>
    </style:style>
    <style:style style:name="T20_24" style:family="text">
      <style:text-properties fo:background-color="#ffffff"/>
    </style:style>
    <style:style style:name="T20_25" style:family="text">
      <style:text-properties fo:background-color="#ffffff"/>
    </style:style>
    <style:style style:name="T20_26" style:family="text">
      <style:text-properties fo:background-color="#ffffff"/>
    </style:style>
    <style:style style:name="T20_27" style:family="text">
      <style:text-properties fo:background-color="#ffffff"/>
    </style:style>
    <style:style style:name="T20_28" style:family="text">
      <style:text-properties fo:background-color="#ffffff"/>
    </style:style>
    <style:style style:name="T20_29" style:family="text">
      <style:text-properties fo:background-color="#ffffff"/>
    </style:style>
    <style:style style:name="T20_30" style:family="text">
      <style:text-properties fo:background-color="#ffffff"/>
    </style:style>
    <style:style style:name="T20_31" style:family="text">
      <style:text-properties fo:background-color="#ffffff"/>
    </style:style>
    <style:style style:name="T20_32" style:family="text">
      <style:text-properties fo:background-color="#ffffff"/>
    </style:style>
    <style:style style:name="T20_33" style:family="text">
      <style:text-properties fo:background-color="#ffffff"/>
    </style:style>
    <style:style style:name="T20_34" style:family="text">
      <style:text-properties fo:background-color="#ffffff"/>
    </style:style>
    <style:style style:name="T20_35" style:family="text">
      <style:text-properties fo:background-color="#ffffff"/>
    </style:style>
    <style:style style:name="T20_36" style:family="text">
      <style:text-properties fo:background-color="#ffffff"/>
    </style:style>
    <style:style style:name="T20_37" style:family="text">
      <style:text-properties fo:background-color="#ffffff"/>
    </style:style>
    <style:style style:name="T20_38" style:family="text">
      <style:text-properties fo:background-color="#ffffff"/>
    </style:style>
    <style:style style:name="T20_39" style:family="text">
      <style:text-properties fo:background-color="#ffffff"/>
    </style:style>
    <style:style style:name="T20_40" style:family="text">
      <style:text-properties fo:background-color="#ffffff"/>
    </style:style>
    <style:style style:name="T20_41" style:family="text">
      <style:text-properties fo:background-color="#ffffff"/>
    </style:style>
    <style:style style:name="T20_42" style:family="text">
      <style:text-properties fo:background-color="#ffffff"/>
    </style:style>
    <style:style style:name="T20_43" style:family="text">
      <style:text-properties fo:background-color="#ffffff"/>
    </style:style>
    <style:style style:name="T20_44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2_1" style:family="text">
      <style:text-properties fo:color="#000000" style:font-name="Arial" style:font-name-asian="Arial" style:font-name-complex="Arial"/>
    </style:style>
    <style:style style:name="T22_2" style:family="text">
      <style:text-properties fo:color="#000000" style:font-name="Arial" style:font-name-asian="Arial" style:font-name-complex="Arial"/>
    </style:style>
    <style:style style:name="T22_3" style:family="text">
      <style:text-properties fo:color="#000000" style:font-name="Arial" style:font-name-asian="Arial" style:font-name-complex="Arial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background-color="#ffffff"/>
    </style:style>
    <style:style style:name="T27_2" style:family="text">
      <style:text-properties fo:background-color="#ffffff"/>
    </style:style>
    <style:style style:name="T27_3" style:family="text">
      <style:text-properties fo:background-color="#ffffff"/>
    </style:style>
    <style:style style:name="T27_4" style:family="text">
      <style:text-properties fo:background-color="#ffffff"/>
    </style:style>
    <style:style style:name="T27_5" style:family="text">
      <style:text-properties fo:background-color="#ffffff"/>
    </style:style>
    <style:style style:name="T27_6" style:family="text">
      <style:text-properties fo:background-color="#ffffff"/>
    </style:style>
    <style:style style:name="T27_7" style:family="text">
      <style:text-properties fo:background-color="#ffffff"/>
    </style:style>
    <style:style style:name="T27_8" style:family="text">
      <style:text-properties fo:background-color="#ffffff"/>
    </style:style>
    <style:style style:name="T27_9" style:family="text">
      <style:text-properties fo:background-color="#ffffff"/>
    </style:style>
    <style:style style:name="T27_10" style:family="text">
      <style:text-properties fo:background-color="#ffffff"/>
    </style:style>
    <style:style style:name="T27_11" style:family="text">
      <style:text-properties fo:background-color="#ffffff"/>
    </style:style>
    <style:style style:name="T27_12" style:family="text">
      <style:text-properties fo:background-color="#ffffff"/>
    </style:style>
    <style:style style:name="T27_13" style:family="text">
      <style:text-properties fo:background-color="#ffffff"/>
    </style:style>
    <style:style style:name="T27_14" style:family="text">
      <style:text-properties fo:background-color="#ffffff"/>
    </style:style>
    <style:style style:name="T27_15" style:family="text">
      <style:text-properties fo:background-color="#ffffff"/>
    </style:style>
    <style:style style:name="T27_16" style:family="text">
      <style:text-properties fo:background-color="#ffffff"/>
    </style:style>
    <style:style style:name="T27_17" style:family="text">
      <style:text-properties fo:background-color="#ffffff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background-color="#ffffff"/>
    </style:style>
    <style:style style:name="T28_2" style:family="text">
      <style:text-properties fo:background-color="#ffffff"/>
    </style:style>
    <style:style style:name="T28_3" style:family="text">
      <style:text-properties fo:background-color="#ffffff"/>
    </style:style>
    <style:style style:name="T28_4" style:family="text">
      <style:text-properties fo:background-color="#ffffff"/>
    </style:style>
    <style:style style:name="T28_5" style:family="text">
      <style:text-properties fo:background-color="#ffffff"/>
    </style:style>
    <style:style style:name="T28_6" style:family="text">
      <style:text-properties fo:background-color="#ffffff"/>
    </style:style>
    <style:style style:name="T28_7" style:family="text">
      <style:text-properties fo:background-color="#ffffff"/>
    </style:style>
    <style:style style:name="T28_8" style:family="text">
      <style:text-properties fo:background-color="#ffffff"/>
    </style:style>
    <style:style style:name="T28_9" style:family="text">
      <style:text-properties fo:background-color="#ffffff"/>
    </style:style>
    <style:style style:name="T28_10" style:family="text">
      <style:text-properties fo:background-color="#ffffff"/>
    </style:style>
    <style:style style:name="T28_11" style:family="text">
      <style:text-properties fo:background-color="#ffffff"/>
    </style:style>
    <style:style style:name="T28_12" style:family="text">
      <style:text-properties fo:background-color="#ffffff"/>
    </style:style>
    <style:style style:name="T28_13" style:family="text">
      <style:text-properties fo:background-color="#ffffff"/>
    </style:style>
    <style:style style:name="T28_14" style:family="text">
      <style:text-properties fo:background-color="#ffffff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background-color="#ffffff"/>
    </style:style>
    <style:style style:name="T29_2" style:family="text">
      <style:text-properties fo:background-color="#ffffff"/>
    </style:style>
    <style:style style:name="T29_3" style:family="text">
      <style:text-properties fo:background-color="#ffffff"/>
    </style:style>
    <style:style style:name="T29_4" style:family="text">
      <style:text-properties fo:background-color="#ffffff"/>
    </style:style>
    <style:style style:name="T29_5" style:family="text">
      <style:text-properties fo:background-color="#ffffff"/>
    </style:style>
    <style:style style:name="T29_6" style:family="text">
      <style:text-properties fo:background-color="#ffffff"/>
    </style:style>
    <style:style style:name="T29_7" style:family="text">
      <style:text-properties fo:background-color="#ffffff"/>
    </style:style>
    <style:style style:name="T29_8" style:family="text">
      <style:text-properties fo:background-color="#ffffff"/>
    </style:style>
    <style:style style:name="T29_9" style:family="text">
      <style:text-properties fo:background-color="#ffffff"/>
    </style:style>
    <style:style style:name="T29_10" style:family="text">
      <style:text-properties fo:background-color="#ffffff"/>
    </style:style>
    <style:style style:name="T29_11" style:family="text">
      <style:text-properties fo:background-color="#ffffff"/>
    </style:style>
    <style:style style:name="T29_12" style:family="text">
      <style:text-properties fo:background-color="#ffffff"/>
    </style:style>
    <style:style style:name="T29_13" style:family="text">
      <style:text-properties fo:background-color="#ffffff"/>
    </style:style>
    <style:style style:name="T29_14" style:family="text">
      <style:text-properties fo:background-color="#ffffff"/>
    </style:style>
    <style:style style:name="T29_15" style:family="text">
      <style:text-properties fo:background-color="#ffffff"/>
    </style:style>
    <style:style style:name="T29_16" style:family="text">
      <style:text-properties fo:background-color="#ffffff"/>
    </style:style>
    <style:style style:name="T29_17" style:family="text">
      <style:text-properties fo:background-color="#ffffff"/>
    </style:style>
    <style:style style:name="T29_18" style:family="text">
      <style:text-properties fo:background-color="#ffffff"/>
    </style:style>
    <style:style style:name="T29_19" style:family="text">
      <style:text-properties fo:background-color="#ffffff"/>
    </style:style>
    <style:style style:name="T29_20" style:family="text">
      <style:text-properties fo:background-color="#ffffff"/>
    </style:style>
    <style:style style:name="T29_21" style:family="text">
      <style:text-properties fo:background-color="#ffffff"/>
    </style:style>
    <style:style style:name="T29_22" style:family="text">
      <style:text-properties fo:background-color="#ffffff"/>
    </style:style>
    <style:style style:name="T29_23" style:family="text">
      <style:text-properties fo:background-color="#ffffff"/>
    </style:style>
    <style:style style:name="T29_24" style:family="text">
      <style:text-properties fo:background-color="#ffffff"/>
    </style:style>
    <style:style style:name="T29_25" style:family="text">
      <style:text-properties fo:background-color="#ffffff" fo:font-style="italic" style:font-style-asian="italic" style:font-style-complex="italic"/>
    </style:style>
    <style:style style:name="T29_26" style:family="text">
      <style:text-properties fo:background-color="#ffffff" fo:font-style="italic" style:font-style-asian="italic" style:font-style-complex="italic"/>
    </style:style>
    <style:style style:name="T29_27" style:family="text">
      <style:text-properties fo:background-color="#ffffff" fo:font-style="italic" style:font-style-asian="italic" style:font-style-complex="italic"/>
    </style:style>
    <style:style style:name="T29_28" style:family="text">
      <style:text-properties fo:background-color="#ffffff" fo:font-style="italic" style:font-style-asian="italic" style:font-style-complex="italic"/>
    </style:style>
    <style:style style:name="T29_29" style:family="text">
      <style:text-properties fo:background-color="#ffffff" fo:font-style="italic" style:font-style-asian="italic" style:font-style-complex="italic"/>
    </style:style>
    <style:style style:name="T29_30" style:family="text">
      <style:text-properties fo:background-color="#ffffff" fo:font-style="italic" style:font-style-asian="italic" style:font-style-complex="italic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/>
    </style:style>
    <style:style style:name="T30_2" style:family="text">
      <style:text-properties fo:background-color="#ffffff"/>
    </style:style>
    <style:style style:name="T30_3" style:family="text">
      <style:text-properties fo:background-color="#ffffff"/>
    </style:style>
    <style:style style:name="T30_4" style:family="text">
      <style:text-properties fo:background-color="#ffffff"/>
    </style:style>
    <style:style style:name="T30_5" style:family="text">
      <style:text-properties fo:background-color="#ffffff"/>
    </style:style>
    <style:style style:name="T30_6" style:family="text">
      <style:text-properties fo:background-color="#ffffff"/>
    </style:style>
    <style:style style:name="T30_7" style:family="text">
      <style:text-properties fo:background-color="#ffffff"/>
    </style:style>
    <style:style style:name="T30_8" style:family="text">
      <style:text-properties fo:background-color="#ffffff"/>
    </style:style>
    <style:style style:name="T30_9" style:family="text">
      <style:text-properties fo:background-color="#ffffff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background-color="#ffffff"/>
    </style:style>
    <style:style style:name="T30_14" style:family="text">
      <style:text-properties fo:background-color="#ffffff"/>
    </style:style>
    <style:style style:name="T30_15" style:family="text">
      <style:text-properties fo:background-color="#ffffff"/>
    </style:style>
    <style:style style:name="T30_16" style:family="text">
      <style:text-properties fo:background-color="#ffffff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background-color="#ffffff"/>
    </style:style>
    <style:style style:name="T31_2" style:family="text">
      <style:text-properties fo:background-color="#ffffff"/>
    </style:style>
    <style:style style:name="T31_3" style:family="text">
      <style:text-properties fo:background-color="#ffffff"/>
    </style:style>
    <style:style style:name="T31_4" style:family="text">
      <style:text-properties fo:background-color="#ffffff"/>
    </style:style>
    <style:style style:name="T31_5" style:family="text">
      <style:text-properties fo:background-color="#ffffff"/>
    </style:style>
    <style:style style:name="T31_6" style:family="text">
      <style:text-properties fo:background-color="#ffffff"/>
    </style:style>
    <style:style style:name="T31_7" style:family="text">
      <style:text-properties fo:background-color="#ffffff"/>
    </style:style>
    <style:style style:name="T31_8" style:family="text">
      <style:text-properties fo:background-color="#ffffff"/>
    </style:style>
    <style:style style:name="T31_9" style:family="text">
      <style:text-properties fo:background-color="#ffffff"/>
    </style:style>
    <style:style style:name="T31_10" style:family="text">
      <style:text-properties fo:background-color="#ffffff"/>
    </style:style>
    <style:style style:name="T31_11" style:family="text">
      <style:text-properties fo:background-color="#ffffff"/>
    </style:style>
    <style:style style:name="T31_12" style:family="text">
      <style:text-properties fo:background-color="#ffffff"/>
    </style:style>
    <style:style style:name="T31_13" style:family="text">
      <style:text-properties fo:background-color="#ffffff"/>
    </style:style>
    <style:style style:name="T31_14" style:family="text">
      <style:text-properties fo:background-color="#ffffff"/>
    </style:style>
    <style:style style:name="T31_15" style:family="text">
      <style:text-properties fo:background-color="#ffffff"/>
    </style:style>
    <style:style style:name="T31_16" style:family="text">
      <style:text-properties fo:background-color="#ffffff"/>
    </style:style>
    <style:style style:name="T31_17" style:family="text">
      <style:text-properties fo:background-color="#ffffff"/>
    </style:style>
    <style:style style:name="T31_18" style:family="text">
      <style:text-properties fo:background-color="#ffffff"/>
    </style:style>
    <style:style style:name="T31_19" style:family="text">
      <style:text-properties fo:background-color="#ffffff"/>
    </style:style>
    <style:style style:name="T31_20" style:family="text">
      <style:text-properties fo:background-color="#ffffff"/>
    </style:style>
    <style:style style:name="T31_21" style:family="text">
      <style:text-properties fo:background-color="#ffffff"/>
    </style:style>
    <style:style style:name="T31_22" style:family="text">
      <style:text-properties fo:background-color="#ffffff"/>
    </style:style>
    <style:style style:name="T31_23" style:family="text">
      <style:text-properties fo:background-color="#ffffff"/>
    </style:style>
    <style:style style:name="T31_24" style:family="text">
      <style:text-properties fo:background-color="#ffffff"/>
    </style:style>
    <style:style style:name="T31_25" style:family="text">
      <style:text-properties fo:background-color="#ffffff"/>
    </style:style>
    <style:style style:name="T31_26" style:family="text">
      <style:text-properties fo:background-color="#ffffff"/>
    </style:style>
    <style:style style:name="T31_27" style:family="text">
      <style:text-properties fo:background-color="#ffffff"/>
    </style:style>
    <style:style style:name="T31_28" style:family="text">
      <style:text-properties fo:background-color="#ffffff"/>
    </style:style>
    <style:style style:name="T31_29" style:family="text">
      <style:text-properties fo:background-color="#ffffff"/>
    </style:style>
    <style:style style:name="T31_30" style:family="text">
      <style:text-properties fo:background-color="#ffffff"/>
    </style:style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Helen</text:span><text:span text:style-name="T1_2"><text:s/></text:span><text:span text:style-name="T1_3">Blythe</text:span><text:span text:style-name="T1_4"><text:s/></text:span></text:p>
      <text:p text:style-name="P2"/>
      <text:p text:style-name="P3"><text:span text:style-name="T3_1">Your</text:span><text:span text:style-name="T3_2"><text:s/></text:span><text:span text:style-name="T3_3">husband</text:span><text:span text:style-name="T3_4"><text:s/></text:span><text:span text:style-name="T3_5">Adam</text:span><text:span text:style-name="T3_6"><text:s/></text:span><text:span text:style-name="T3_7">Blythe</text:span><text:span text:style-name="T3_8"><text:s/></text:span><text:span text:style-name="T3_9">was</text:span><text:span text:style-name="T3_10"><text:s/></text:span><text:span text:style-name="T3_11">the</text:span><text:span text:style-name="T3_12"><text:s/></text:span><text:span text:style-name="T3_13">Luton</text:span><text:span text:style-name="T3_14"><text:s/></text:span><text:span text:style-name="T3_15">butcher</text:span><text:span text:style-name="T3_16">.<text:s/></text:span><text:span text:style-name="T3_17">Unfortunately</text:span><text:span text:style-name="T3_18">,<text:s/></text:span><text:span text:style-name="T3_19">he</text:span><text:span text:style-name="T3_20">’</text:span><text:span text:style-name="T3_21">s</text:span><text:span text:style-name="T3_22"><text:s/></text:span><text:span text:style-name="T3_23">dead</text:span><text:span text:style-name="T3_24">.<text:s/></text:span><text:span text:style-name="T3_25">Struck</text:span><text:span text:style-name="T3_26"><text:s/></text:span><text:span text:style-name="T3_27">down</text:span><text:span text:style-name="T3_28"><text:s/></text:span><text:span text:style-name="T3_29">recently</text:span><text:span text:style-name="T3_30"><text:s/></text:span><text:span text:style-name="T3_31">by</text:span><text:span text:style-name="T3_32"><text:s/></text:span><text:span text:style-name="T3_33">a</text:span><text:span text:style-name="T3_34"><text:s/></text:span><text:span text:style-name="T3_35">terminal</text:span><text:span text:style-name="T3_36"><text:s/></text:span><text:span text:style-name="T3_37">case</text:span><text:span text:style-name="T3_38"><text:s/></text:span><text:span text:style-name="T3_39">of</text:span><text:span text:style-name="T3_40"><text:s/></text:span><text:span text:style-name="T3_41">knife</text:span><text:span text:style-name="T3_42"><text:s/></text:span><text:span text:style-name="T3_43">to</text:span><text:span text:style-name="T3_44"><text:s/></text:span><text:span text:style-name="T3_45">the</text:span><text:span text:style-name="T3_46"><text:s/></text:span><text:span text:style-name="T3_47">gut</text:span><text:span text:style-name="T3_48"><text:s/></text:span><text:span text:style-name="T3_49">in</text:span><text:span text:style-name="T3_50"><text:s/></text:span><text:span text:style-name="T3_51">a</text:span><text:span text:style-name="T3_52"><text:s/></text:span><text:span text:style-name="T3_53">brawl</text:span><text:span text:style-name="T3_54"><text:s/></text:span><text:span text:style-name="T3_55">with</text:span><text:span text:style-name="T3_56"><text:s/></text:span><text:span text:style-name="T3_57">a</text:span><text:span text:style-name="T3_58"><text:s/></text:span><text:span text:style-name="T3_59">Royalist</text:span><text:span text:style-name="T3_60"><text:s/></text:span><text:span text:style-name="T3_61">in</text:span><text:span text:style-name="T3_62"><text:s/></text:span><text:span text:style-name="T3_63">the</text:span><text:span text:style-name="T3_64"><text:s/></text:span><text:span text:style-name="T3_65">London</text:span><text:span text:style-name="T3_66"><text:s/></text:span><text:span text:style-name="T3_67">Meat</text:span><text:span text:style-name="T3_68"><text:s/></text:span><text:span text:style-name="T3_69">Markets</text:span><text:span text:style-name="T3_70">.<text:s/></text:span><text:span text:style-name="T3_71">He</text:span><text:span text:style-name="T3_72"><text:s/></text:span><text:span text:style-name="T3_73">always</text:span><text:span text:style-name="T3_74"><text:s/></text:span><text:span text:style-name="T3_75">was</text:span><text:span text:style-name="T3_76"><text:s/></text:span><text:span text:style-name="T3_77">hot</text:span><text:span text:style-name="T3_78">-</text:span><text:span text:style-name="T3_79">headed</text:span><text:span text:style-name="T3_80">,<text:s/></text:span><text:span text:style-name="T3_81">especially</text:span><text:span text:style-name="T3_82"><text:s/></text:span><text:span text:style-name="T3_83">when</text:span><text:span text:style-name="T3_84"><text:s/></text:span><text:span text:style-name="T3_85">somebody</text:span><text:span text:style-name="T3_86"><text:s/></text:span><text:span text:style-name="T3_87">insulted</text:span><text:span text:style-name="T3_88"><text:s/></text:span><text:span text:style-name="T3_89">the</text:span><text:span text:style-name="T3_90"><text:s/></text:span><text:span text:style-name="T3_91">Parliamentarian</text:span><text:span text:style-name="T3_92"><text:s/></text:span><text:span text:style-name="T3_93">cause</text:span><text:span text:style-name="T3_94">.<text:s/></text:span><text:span text:style-name="T3_95">While</text:span><text:span text:style-name="T3_96"><text:s/></text:span><text:span text:style-name="T3_97">not</text:span><text:span text:style-name="T3_98"><text:s/></text:span><text:span text:style-name="T3_99">hot</text:span><text:span text:style-name="T3_100"><text:s/></text:span><text:span text:style-name="T3_101">on</text:span><text:span text:style-name="T3_102"><text:s/></text:span><text:span text:style-name="T3_103">this</text:span><text:span text:style-name="T3_104"><text:s/></text:span><text:span text:style-name="T3_105">whole</text:span><text:span text:style-name="T3_106"><text:s/></text:span><text:span text:style-name="T3_107">politics</text:span><text:span text:style-name="T3_108"><text:s/></text:span><text:span text:style-name="T3_109">thing</text:span><text:span text:style-name="T3_110"><text:s/></text:span><text:span text:style-name="T3_111">yourself</text:span><text:span text:style-name="T3_112">,<text:s/></text:span><text:span text:style-name="T3_113">you</text:span><text:span text:style-name="T3_114"><text:s/></text:span><text:span text:style-name="T3_115">have</text:span><text:span text:style-name="T3_116"><text:s/></text:span><text:span text:style-name="T3_117">since</text:span><text:span text:style-name="T3_118"><text:s/></text:span><text:span text:style-name="T3_119">had</text:span><text:span text:style-name="T3_120"><text:s/></text:span><text:span text:style-name="T3_121">a</text:span><text:span text:style-name="T3_122"><text:s/></text:span><text:span text:style-name="T3_123">dislike</text:span><text:span text:style-name="T3_124"><text:s/></text:span><text:span text:style-name="T3_125">for</text:span><text:span text:style-name="T3_126"><text:s/></text:span><text:span text:style-name="T3_127">Royalists</text:span><text:span text:style-name="T3_128"><text:s/></text:span><text:span text:style-name="T3_129">and</text:span><text:span text:style-name="T3_130"><text:s/></text:span><text:span text:style-name="T3_131">our</text:span><text:span text:style-name="T3_132"><text:s/></text:span><text:span text:style-name="T3_133">poncy</text:span><text:span text:style-name="T3_134"><text:s/></text:span><text:span text:style-name="T3_135">Lord</text:span><text:span text:style-name="T3_136"><text:s/></text:span><text:span text:style-name="T3_137">and</text:span><text:span text:style-name="T3_138"><text:s/></text:span><text:span text:style-name="T3_139">Saviour</text:span><text:span text:style-name="T3_140"><text:s/></text:span><text:span text:style-name="T3_141">King</text:span><text:span text:style-name="T3_142"><text:s/></text:span><text:span text:style-name="T3_143">Charles</text:span><text:span text:style-name="T3_144"><text:s/></text:span><text:span text:style-name="T3_145">II</text:span><text:span text:style-name="T3_146"><text:s/>-<text:s/></text:span><text:span text:style-name="T3_147">and</text:span><text:span text:style-name="T3_148"><text:s/></text:span><text:span text:style-name="T3_149">if</text:span><text:span text:style-name="T3_150"><text:s/></text:span><text:span text:style-name="T3_151">you</text:span><text:span text:style-name="T3_152"><text:s/></text:span><text:span text:style-name="T3_153">ever</text:span><text:span text:style-name="T3_154"><text:s/></text:span><text:span text:style-name="T3_155">found</text:span><text:span text:style-name="T3_156"><text:s/></text:span><text:span text:style-name="T3_157">your</text:span><text:span text:style-name="T3_158"><text:s/></text:span><text:span text:style-name="T3_159">husband</text:span><text:span text:style-name="T3_160">’</text:span><text:span text:style-name="T3_161">s</text:span><text:span text:style-name="T3_162"><text:s/></text:span><text:span text:style-name="T3_163">killer</text:span><text:span text:style-name="T3_164"><text:s/></text:span><text:span text:style-name="T3_165">you</text:span><text:span text:style-name="T3_166">’</text:span><text:span text:style-name="T3_167">d</text:span><text:span text:style-name="T3_168"><text:s/></text:span><text:span text:style-name="T3_169">certainly</text:span><text:span text:style-name="T3_170"><text:s/></text:span><text:span text:style-name="T3_171">show</text:span><text:span text:style-name="T3_172"><text:s/></text:span><text:span text:style-name="T3_173">him</text:span><text:span text:style-name="T3_174"><text:s/></text:span><text:span text:style-name="T3_175">your</text:span><text:span text:style-name="T3_176"><text:s/></text:span><text:span text:style-name="T3_177">well</text:span><text:span text:style-name="T3_178">-</text:span><text:span text:style-name="T3_179">worn</text:span><text:span text:style-name="T3_180"><text:s/></text:span><text:span text:style-name="T3_181">cleaver</text:span><text:span text:style-name="T3_182">.</text:span></text:p>
      <text:p text:style-name="P4"/>
      <text:p text:style-name="P5"><text:span text:style-name="T5_1">You</text:span><text:span text:style-name="T5_2"><text:s/></text:span><text:span text:style-name="T5_3">have</text:span><text:span text:style-name="T5_4"><text:s/></text:span><text:span text:style-name="T5_5">since</text:span><text:span text:style-name="T5_6"><text:s/></text:span><text:span text:style-name="T5_7">taken</text:span><text:span text:style-name="T5_8"><text:s/></text:span><text:span text:style-name="T5_9">over</text:span><text:span text:style-name="T5_10"><text:s/></text:span><text:span text:style-name="T5_11">his</text:span><text:span text:style-name="T5_12"><text:s/></text:span><text:span text:style-name="T5_13">trade</text:span><text:span text:style-name="T5_14"><text:s/></text:span><text:span text:style-name="T5_15">at</text:span><text:span text:style-name="T5_16"><text:s/></text:span><text:span text:style-name="T5_17">Blythe</text:span><text:span text:style-name="T5_18">’</text:span><text:span text:style-name="T5_19">s</text:span><text:span text:style-name="T5_20"><text:s/></text:span><text:span text:style-name="T5_21">Butchery</text:span><text:span text:style-name="T5_22">,<text:s/></text:span><text:span text:style-name="T5_23">which</text:span><text:span text:style-name="T5_24"><text:s/></text:span><text:span text:style-name="T5_25">wasn</text:span><text:span text:style-name="T5_26">’</text:span><text:span text:style-name="T5_27">t</text:span><text:span text:style-name="T5_28"><text:s/></text:span><text:span text:style-name="T5_29">much</text:span><text:span text:style-name="T5_30"><text:s/></text:span><text:span text:style-name="T5_31">of</text:span><text:span text:style-name="T5_32"><text:s/></text:span><text:span text:style-name="T5_33">a</text:span><text:span text:style-name="T5_34"><text:s/></text:span><text:span text:style-name="T5_35">challenge</text:span><text:span text:style-name="T5_36"><text:s/></text:span><text:span text:style-name="T5_37">since</text:span><text:span text:style-name="T5_38"><text:s/></text:span><text:span text:style-name="T5_39">you</text:span><text:span text:style-name="T5_40"><text:s/></text:span><text:span text:style-name="T5_41">basically</text:span><text:span text:style-name="T5_42"><text:s/></text:span><text:span text:style-name="T5_43">ran</text:span><text:span text:style-name="T5_44"><text:s/></text:span><text:span text:style-name="T5_45">the</text:span><text:span text:style-name="T5_46"><text:s/></text:span><text:span text:style-name="T5_47">shop</text:span><text:span text:style-name="T5_48"><text:s/></text:span><text:span text:style-name="T5_49">anyway</text:span><text:span text:style-name="T5_50"><text:s/>-<text:s/></text:span><text:span text:style-name="T5_51">while</text:span><text:span text:style-name="T5_52"><text:s/></text:span><text:span text:style-name="T5_53">Adam</text:span><text:span text:style-name="T5_54"><text:s/></text:span><text:span text:style-name="T5_55">was</text:span><text:span text:style-name="T5_56"><text:s/></text:span><text:span text:style-name="T5_57">out</text:span><text:span text:style-name="T5_58"><text:s/></text:span><text:span text:style-name="T5_59">drinking</text:span><text:span text:style-name="T5_60">,<text:s/></text:span><text:span text:style-name="T5_61">gambling</text:span><text:span text:style-name="T5_62"><text:s/></text:span><text:span text:style-name="T5_63">or</text:span><text:span text:style-name="T5_64"><text:s/></text:span><text:span text:style-name="T5_65">whoring</text:span><text:span text:style-name="T5_66">.<text:s/></text:span><text:span text:style-name="T5_67">Unfortunately</text:span><text:span text:style-name="T5_68">,<text:s/></text:span><text:span text:style-name="T5_69">not</text:span><text:span text:style-name="T5_70"><text:s/></text:span><text:span text:style-name="T5_71">all</text:span><text:span text:style-name="T5_72"><text:s/></text:span><text:span text:style-name="T5_73">the</text:span><text:span text:style-name="T5_74"><text:s/></text:span><text:span text:style-name="T5_75">locals</text:span><text:span text:style-name="T5_76"><text:s/></text:span><text:span text:style-name="T5_77">have</text:span><text:span text:style-name="T5_78"><text:s/></text:span><text:span text:style-name="T5_79">accepted</text:span><text:span text:style-name="T5_80"><text:s/></text:span><text:span text:style-name="T5_81">a</text:span><text:span text:style-name="T5_82"><text:s/></text:span><text:span text:style-name="T5_83">woman</text:span><text:span text:style-name="T5_84"><text:s/></text:span><text:span text:style-name="T5_85">running</text:span><text:span text:style-name="T5_86"><text:s/></text:span><text:span text:style-name="T5_87">the</text:span><text:span text:style-name="T5_88"><text:s/></text:span><text:span text:style-name="T5_89">renowned</text:span><text:span text:style-name="T5_90"><text:s/></text:span><text:span text:style-name="T5_91">establishment</text:span><text:span text:style-name="T5_92">.<text:s/></text:span><text:span text:style-name="T5_93">Traditionalists</text:span><text:span text:style-name="T5_94"><text:s/></text:span><text:span text:style-name="T5_95">such</text:span><text:span text:style-name="T5_96"><text:s/></text:span><text:span text:style-name="T5_97">as</text:span><text:span text:style-name="T5_98"><text:s/></text:span><text:span text:style-name="T5_99">James</text:span><text:span text:style-name="T5_100"><text:s/></text:span><text:span text:style-name="T5_101">Farthing</text:span><text:span text:style-name="T5_102"><text:s/></text:span><text:span text:style-name="T5_103">have</text:span><text:span text:style-name="T5_104"><text:s/></text:span><text:span text:style-name="T5_105">taken</text:span><text:span text:style-name="T5_106"><text:s/></text:span><text:span text:style-name="T5_107">to</text:span><text:span text:style-name="T5_108"><text:s/></text:span><text:span text:style-name="T5_109">boycotting</text:span><text:span text:style-name="T5_110"><text:s/></text:span><text:span text:style-name="T5_111">the</text:span><text:span text:style-name="T5_112"><text:s/></text:span><text:span text:style-name="T5_113">butchery</text:span><text:span text:style-name="T5_114"><text:s/>-<text:s/></text:span><text:span text:style-name="T5_115">sending</text:span><text:span text:style-name="T5_116"><text:s/></text:span><text:span text:style-name="T5_117">their</text:span><text:span text:style-name="T5_118"><text:s/></text:span><text:span text:style-name="T5_119">servants</text:span><text:span text:style-name="T5_120"><text:s/></text:span><text:span text:style-name="T5_121">to</text:span><text:span text:style-name="T5_122"><text:s/></text:span><text:span text:style-name="T5_123">other</text:span><text:span text:style-name="T5_124"><text:s/></text:span><text:span text:style-name="T5_125">nearby</text:span><text:span text:style-name="T5_126"><text:s/></text:span><text:span text:style-name="T5_127">villages</text:span><text:span text:style-name="T5_128"><text:s/></text:span><text:span text:style-name="T5_129">to</text:span><text:span text:style-name="T5_130"><text:s/></text:span><text:span text:style-name="T5_131">obtain</text:span><text:span text:style-name="T5_132"><text:s/></text:span><text:span text:style-name="T5_133">their</text:span><text:span text:style-name="T5_134"><text:s/></text:span><text:span text:style-name="T5_135">meat</text:span><text:span text:style-name="T5_136">.</text:span></text:p>
      <text:p text:style-name="P6"/>
      <text:p text:style-name="P7"><text:span text:style-name="T7_1">To</text:span><text:span text:style-name="T7_2"><text:s/></text:span><text:span text:style-name="T7_3">compound</text:span><text:span text:style-name="T7_4"><text:s/></text:span><text:span text:style-name="T7_5">this</text:span><text:span text:style-name="T7_6"><text:s/></text:span><text:span text:style-name="T7_7">downturn</text:span><text:span text:style-name="T7_8"><text:s/></text:span><text:span text:style-name="T7_9">in</text:span><text:span text:style-name="T7_10"><text:s/></text:span><text:span text:style-name="T7_11">business</text:span><text:span text:style-name="T7_12">,<text:s/></text:span><text:span text:style-name="T7_13">your</text:span><text:span text:style-name="T7_14"><text:s/></text:span><text:span text:style-name="T7_15">beloved</text:span><text:span text:style-name="T7_16"><text:s/></text:span><text:span text:style-name="T7_17">husband</text:span><text:span text:style-name="T7_18"><text:s/></text:span><text:span text:style-name="T7_19">left</text:span><text:span text:style-name="T7_20"><text:s/></text:span><text:span text:style-name="T7_21">you</text:span><text:span text:style-name="T7_22"><text:s/></text:span><text:span text:style-name="T7_23">with</text:span><text:span text:style-name="T7_24"><text:s/></text:span><text:span text:style-name="T7_25">sizable</text:span><text:span text:style-name="T7_26"><text:s/></text:span><text:span text:style-name="T7_27">gambling</text:span><text:span text:style-name="T7_28"><text:s/></text:span><text:span text:style-name="T7_29">debts</text:span><text:span text:style-name="T7_30"><text:s/></text:span><text:span text:style-name="T7_31">to</text:span><text:span text:style-name="T7_32"><text:s/></text:span><text:span text:style-name="T7_33">pay</text:span><text:span text:style-name="T7_34"><text:s/></text:span><text:span text:style-name="T7_35">of</text:span><text:span text:style-name="T7_36"><text:s/>£5<text:s/>(</text:span><text:span text:style-name="T7_37">or</text:span><text:span text:style-name="T7_38"><text:s/>100<text:s/></text:span><text:span text:style-name="T7_39">shillings</text:span><text:span text:style-name="T7_40">).<text:s/></text:span><text:span text:style-name="T7_41">You</text:span><text:span text:style-name="T7_42"><text:s/></text:span><text:span text:style-name="T7_43">are</text:span><text:span text:style-name="T7_44"><text:s/></text:span><text:span text:style-name="T7_45">struggling</text:span><text:span text:style-name="T7_46"><text:s/></text:span><text:span text:style-name="T7_47">to</text:span><text:span text:style-name="T7_48"><text:s/></text:span><text:span text:style-name="T7_49">find</text:span><text:span text:style-name="T7_50"><text:s/></text:span><text:span text:style-name="T7_51">the</text:span><text:span text:style-name="T7_52"><text:s/></text:span><text:span text:style-name="T7_53">money</text:span><text:span text:style-name="T7_54"><text:s/></text:span><text:span text:style-name="T7_55">to</text:span><text:span text:style-name="T7_56"><text:s/></text:span><text:span text:style-name="T7_57">pay</text:span><text:span text:style-name="T7_58"><text:s/></text:span><text:span text:style-name="T7_59">Emery</text:span><text:span text:style-name="T7_60"><text:s/></text:span><text:span text:style-name="T7_61">Briar</text:span><text:span text:style-name="T7_62">,<text:s/></text:span><text:span text:style-name="T7_63">the</text:span><text:span text:style-name="T7_64"><text:s/></text:span><text:span text:style-name="T7_65">candlestick</text:span><text:span text:style-name="T7_66"><text:s/></text:span><text:span text:style-name="T7_67">maker</text:span><text:span text:style-name="T7_68"><text:s/></text:span><text:span text:style-name="T7_69">to</text:span><text:span text:style-name="T7_70"><text:s/></text:span><text:span text:style-name="T7_71">whom</text:span><text:span text:style-name="T7_72"><text:s/></text:span><text:span text:style-name="T7_73">the</text:span><text:span text:style-name="T7_74"><text:s/></text:span><text:span text:style-name="T7_75">debt</text:span><text:span text:style-name="T7_76"><text:s/></text:span><text:span text:style-name="T7_77">is</text:span><text:span text:style-name="T7_78"><text:s/></text:span><text:span text:style-name="T7_79">owed</text:span><text:span text:style-name="T7_80"><text:s/>(</text:span><text:span text:style-name="T7_81">you</text:span><text:span text:style-name="T7_82"><text:s/></text:span><text:span text:style-name="T7_83">have</text:span><text:span text:style-name="T7_84"><text:s/></text:span><text:span text:style-name="T7_85">paid</text:span><text:span text:style-name="T7_86"><text:s/></text:span><text:span text:style-name="T7_87">off</text:span><text:span text:style-name="T7_88"><text:s/>£1<text:s/></text:span><text:span text:style-name="T7_89">so</text:span><text:span text:style-name="T7_90"><text:s/></text:span><text:span text:style-name="T7_91">far</text:span><text:span text:style-name="T7_92"><text:s/></text:span><text:span text:style-name="T7_93">only</text:span><text:span text:style-name="T7_94">).</text:span></text:p>
      <text:p text:style-name="P8"/>
      <text:p text:style-name="P9"><text:span text:style-name="T9_1">Recently</text:span><text:span text:style-name="T9_2"><text:s/></text:span><text:span text:style-name="T9_3">in</text:span><text:span text:style-name="T9_4"><text:s/></text:span><text:span text:style-name="T9_5">your</text:span><text:span text:style-name="T9_6"><text:s/></text:span><text:span text:style-name="T9_7">desperation</text:span><text:span text:style-name="T9_8"><text:s/></text:span><text:span text:style-name="T9_9">you</text:span><text:span text:style-name="T9_10"><text:s/></text:span><text:span text:style-name="T9_11">to</text:span><text:span text:style-name="T9_12"><text:s/></text:span><text:span text:style-name="T9_13">find</text:span><text:span text:style-name="T9_14"><text:s/></text:span><text:span text:style-name="T9_15">funds</text:span><text:span text:style-name="T9_16"><text:s/></text:span><text:span text:style-name="T9_17">you</text:span><text:span text:style-name="T9_18"><text:s/></text:span><text:span text:style-name="T9_19">have</text:span><text:span text:style-name="T9_20"><text:s/></text:span><text:span text:style-name="T9_21">turned</text:span><text:span text:style-name="T9_22"><text:s/></text:span><text:span text:style-name="T9_23">to</text:span><text:span text:style-name="T9_24"><text:s/></text:span><text:span text:style-name="T9_25">a</text:span><text:span text:style-name="T9_26"><text:s/></text:span><text:span text:style-name="T9_27">side</text:span><text:span text:style-name="T9_28"><text:s/></text:span><text:span text:style-name="T9_29">business</text:span><text:span text:style-name="T9_30"><text:s/>-<text:s/></text:span><text:span text:style-name="T9_31">helping</text:span><text:span text:style-name="T9_32"><text:s/></text:span><text:span text:style-name="T9_33">the</text:span><text:span text:style-name="T9_34"><text:s/></text:span><text:span text:style-name="T9_35">dark</text:span><text:span text:style-name="T9_36">,<text:s/></text:span><text:span text:style-name="T9_37">dodgy</text:span><text:span text:style-name="T9_38"><text:s/></text:span><text:span text:style-name="T9_39">and</text:span><text:span text:style-name="T9_40"><text:s/></text:span><text:span text:style-name="T9_41">deadly</text:span><text:span text:style-name="T9_42"><text:s/></text:span><text:span text:style-name="T9_43">dispose</text:span><text:span text:style-name="T9_44"><text:s/></text:span><text:span text:style-name="T9_45">of</text:span><text:span text:style-name="T9_46"><text:s/></text:span><text:span text:style-name="T9_47">unwanted</text:span><text:span text:style-name="T9_48"><text:s/></text:span><text:span text:style-name="T9_49">corpses</text:span><text:span text:style-name="T9_50">.<text:s/></text:span><text:span text:style-name="T9_51">Nobody</text:span><text:span text:style-name="T9_52"><text:s/></text:span><text:span text:style-name="T9_53">questions</text:span><text:span text:style-name="T9_54"><text:s/></text:span><text:span text:style-name="T9_55">blood</text:span><text:span text:style-name="T9_56"><text:s/></text:span><text:span text:style-name="T9_57">at</text:span><text:span text:style-name="T9_58"><text:s/></text:span><text:span text:style-name="T9_59">a</text:span><text:span text:style-name="T9_60"><text:s/></text:span><text:span text:style-name="T9_61">butchers</text:span><text:span text:style-name="T9_62"><text:s/></text:span><text:span text:style-name="T9_63">and</text:span><text:span text:style-name="T9_64"><text:s/></text:span><text:span text:style-name="T9_65">if</text:span><text:span text:style-name="T9_66"><text:s/></text:span><text:span text:style-name="T9_67">there</text:span><text:span text:style-name="T9_68">’</text:span><text:span text:style-name="T9_69">s</text:span><text:span text:style-name="T9_70"><text:s/></text:span><text:span text:style-name="T9_71">a</text:span><text:span text:style-name="T9_72"><text:s/></text:span><text:span text:style-name="T9_73">little</text:span><text:span text:style-name="T9_74"><text:s/></text:span><text:span text:style-name="T9_75">extra</text:span><text:span text:style-name="T9_76"><text:s/></text:span><text:span text:style-name="T9_77">meat</text:span><text:span text:style-name="T9_78"><text:s/></text:span><text:span text:style-name="T9_79">now</text:span><text:span text:style-name="T9_80"><text:s/></text:span><text:span text:style-name="T9_81">and</text:span><text:span text:style-name="T9_82"><text:s/></text:span><text:span text:style-name="T9_83">then</text:span><text:span text:style-name="T9_84"><text:s/></text:span><text:span text:style-name="T9_85">to</text:span><text:span text:style-name="T9_86"><text:s/></text:span><text:span text:style-name="T9_87">fill</text:span><text:span text:style-name="T9_88"><text:s/></text:span><text:span text:style-name="T9_89">out</text:span><text:span text:style-name="T9_90"><text:s/></text:span><text:span text:style-name="T9_91">the</text:span><text:span text:style-name="T9_92"><text:s/></text:span><text:span text:style-name="T9_93">sausages</text:span><text:span text:style-name="T9_94">,<text:s/></text:span><text:span text:style-name="T9_95">it</text:span><text:span text:style-name="T9_96"><text:s/></text:span><text:span text:style-name="T9_97">means</text:span><text:span text:style-name="T9_98"><text:s/></text:span><text:span text:style-name="T9_99">a</text:span><text:span text:style-name="T9_100"><text:s/></text:span><text:span text:style-name="T9_101">couple</text:span><text:span text:style-name="T9_102"><text:s/></text:span><text:span text:style-name="T9_103">of</text:span><text:span text:style-name="T9_104"><text:s/></text:span><text:span text:style-name="T9_105">extra</text:span><text:span text:style-name="T9_106"><text:s/></text:span><text:span text:style-name="T9_107">pence</text:span><text:span text:style-name="T9_108"><text:s/></text:span><text:span text:style-name="T9_109">in</text:span><text:span text:style-name="T9_110"><text:s/></text:span><text:span text:style-name="T9_111">your</text:span><text:span text:style-name="T9_112"><text:s/></text:span><text:span text:style-name="T9_113">pocket</text:span><text:span text:style-name="T9_114">.</text:span></text:p>
      <text:p text:style-name="P10"/>
      <text:p text:style-name="P11"><text:span text:style-name="T11_1">You</text:span><text:span text:style-name="T11_2"><text:s/></text:span><text:span text:style-name="T11_3">were</text:span><text:span text:style-name="T11_4"><text:s/></text:span><text:span text:style-name="T11_5">first</text:span><text:span text:style-name="T11_6"><text:s/></text:span><text:span text:style-name="T11_7">introduced</text:span><text:span text:style-name="T11_8"><text:s/></text:span><text:span text:style-name="T11_9">to</text:span><text:span text:style-name="T11_10"><text:s/></text:span><text:span text:style-name="T11_11">this</text:span><text:span text:style-name="T11_12"><text:s/></text:span><text:span text:style-name="T11_13">sordid</text:span><text:span text:style-name="T11_14"><text:s/></text:span><text:span text:style-name="T11_15">opportunity</text:span><text:span text:style-name="T11_16"><text:s/></text:span><text:span text:style-name="T11_17">by</text:span><text:span text:style-name="T11_18"><text:s/></text:span><text:span text:style-name="T11_19">an</text:span><text:span text:style-name="T11_20"><text:s/></text:span><text:span text:style-name="T11_21">Alister</text:span><text:span text:style-name="T11_22"><text:s/></text:span><text:span text:style-name="T11_23">Rudden</text:span><text:span text:style-name="T11_24">,<text:s/></text:span><text:span text:style-name="T11_25">a</text:span><text:span text:style-name="T11_26"><text:s/></text:span><text:span text:style-name="T11_27">local</text:span><text:span text:style-name="T11_28"><text:s/></text:span><text:span text:style-name="T11_29">lowlife</text:span><text:span text:style-name="T11_30">,<text:s/></text:span><text:span text:style-name="T11_31">who</text:span><text:span text:style-name="T11_32"><text:s/></text:span><text:span text:style-name="T11_33">has</text:span><text:span text:style-name="T11_34"><text:s/></text:span><text:span text:style-name="T11_35">had</text:span><text:span text:style-name="T11_36"><text:s/></text:span><text:span text:style-name="T11_37">his</text:span><text:span text:style-name="T11_38"><text:s/></text:span><text:span text:style-name="T11_39">fair</text:span><text:span text:style-name="T11_40"><text:s/></text:span><text:span text:style-name="T11_41">share</text:span><text:span text:style-name="T11_42"><text:s/></text:span><text:span text:style-name="T11_43">of</text:span><text:span text:style-name="T11_44"><text:s/></text:span><text:span text:style-name="T11_45">corpses</text:span><text:span text:style-name="T11_46"><text:s/></text:span><text:span text:style-name="T11_47">to</text:span><text:span text:style-name="T11_48"><text:s/></text:span><text:span text:style-name="T11_49">dispose</text:span><text:span text:style-name="T11_50"><text:s/></text:span><text:span text:style-name="T11_51">of</text:span><text:span text:style-name="T11_52">.<text:s/></text:span><text:span text:style-name="T11_53">The</text:span><text:span text:style-name="T11_54"><text:s/></text:span><text:span text:style-name="T11_55">venture</text:span><text:span text:style-name="T11_56"><text:s/></text:span><text:span text:style-name="T11_57">has</text:span><text:span text:style-name="T11_58"><text:s/></text:span><text:span text:style-name="T11_59">been</text:span><text:span text:style-name="T11_60"><text:s/></text:span><text:span text:style-name="T11_61">going</text:span><text:span text:style-name="T11_62"><text:s/></text:span><text:span text:style-name="T11_63">well</text:span><text:span text:style-name="T11_64"><text:s/></text:span><text:span text:style-name="T11_65">so</text:span><text:span text:style-name="T11_66"><text:s/></text:span><text:span text:style-name="T11_67">far</text:span><text:span text:style-name="T11_68"><text:s/></text:span><text:span text:style-name="T11_69">and</text:span><text:span text:style-name="T11_70"><text:s/></text:span><text:span text:style-name="T11_71">you</text:span><text:span text:style-name="T11_72"><text:s/></text:span><text:span text:style-name="T11_73">have</text:span><text:span text:style-name="T11_74"><text:s/></text:span><text:span text:style-name="T11_75">managed</text:span><text:span text:style-name="T11_76"><text:s/></text:span><text:span text:style-name="T11_77">to</text:span><text:span text:style-name="T11_78"><text:s/></text:span><text:span text:style-name="T11_79">pay</text:span><text:span text:style-name="T11_80"><text:s/>£1<text:s/></text:span><text:span text:style-name="T11_81">towards</text:span><text:span text:style-name="T11_82"><text:s/></text:span><text:span text:style-name="T11_83">the</text:span><text:span text:style-name="T11_84"><text:s/></text:span><text:span text:style-name="T11_85">debt</text:span><text:span text:style-name="T11_86"><text:s/>-<text:s/></text:span><text:span text:style-name="T11_87">leaving</text:span><text:span text:style-name="T11_88"><text:s/></text:span><text:span text:style-name="T11_89">only</text:span><text:span text:style-name="T11_90"><text:s/>£4<text:s/></text:span><text:span text:style-name="T11_91">remaining</text:span><text:span text:style-name="T11_92">.<text:s/></text:span><text:span text:style-name="T11_93">However</text:span><text:span text:style-name="T11_94">,<text:s/></text:span><text:span text:style-name="T11_95">recently</text:span><text:span text:style-name="T11_96"><text:s/></text:span><text:span text:style-name="T11_97">Alister</text:span><text:span text:style-name="T11_98"><text:s/></text:span><text:span text:style-name="T11_99">approached</text:span><text:span text:style-name="T11_100"><text:s/></text:span><text:span text:style-name="T11_101">you</text:span><text:span text:style-name="T11_102"><text:s/></text:span><text:span text:style-name="T11_103">and</text:span><text:span text:style-name="T11_104"><text:s/></text:span><text:span text:style-name="T11_105">demanded</text:span><text:span text:style-name="T11_106"><text:s/></text:span><text:span text:style-name="T11_107">a</text:span><text:span text:style-name="T11_108"><text:s/></text:span><text:span text:style-name="T11_109">full</text:span><text:span text:style-name="T11_110"><text:s/>50%<text:s/></text:span><text:span text:style-name="T11_111">share</text:span><text:span text:style-name="T11_112"><text:s/>(</text:span><text:span text:style-name="T11_113">up</text:span><text:span text:style-name="T11_114"><text:s/></text:span><text:span text:style-name="T11_115">from</text:span><text:span text:style-name="T11_116"><text:s/>20%)<text:s/></text:span><text:span text:style-name="T11_117">for</text:span><text:span text:style-name="T11_118"><text:s/></text:span><text:span text:style-name="T11_119">his</text:span><text:span text:style-name="T11_120"><text:s/></text:span><text:span text:style-name="T11_121">role</text:span><text:span text:style-name="T11_122"><text:s/></text:span><text:span text:style-name="T11_123">in</text:span><text:span text:style-name="T11_124"><text:s/></text:span><text:span text:style-name="T11_125">the</text:span><text:span text:style-name="T11_126"><text:s/></text:span><text:span text:style-name="T11_127">venture</text:span><text:span text:style-name="T11_128"><text:s/>-<text:s/></text:span><text:span text:style-name="T11_129">connecting</text:span><text:span text:style-name="T11_130"><text:s/></text:span><text:span text:style-name="T11_131">clients</text:span><text:span text:style-name="T11_132"><text:s/></text:span><text:span text:style-name="T11_133">with</text:span><text:span text:style-name="T11_134"><text:s/></text:span><text:span text:style-name="T11_135">your</text:span><text:span text:style-name="T11_136"><text:s/></text:span><text:span text:style-name="T11_137">services</text:span><text:span text:style-name="T11_138">.<text:s/></text:span><text:span text:style-name="T11_139">You</text:span><text:span text:style-name="T11_140"><text:s/></text:span><text:span text:style-name="T11_141">find</text:span><text:span text:style-name="T11_142"><text:s/></text:span><text:span text:style-name="T11_143">this</text:span><text:span text:style-name="T11_144"><text:s/></text:span><text:span text:style-name="T11_145">outrageous</text:span><text:span text:style-name="T11_146"><text:s/></text:span><text:span text:style-name="T11_147">given</text:span><text:span text:style-name="T11_148"><text:s/></text:span><text:span text:style-name="T11_149">you</text:span><text:span text:style-name="T11_150"><text:s/></text:span><text:span text:style-name="T11_151">take</text:span><text:span text:style-name="T11_152"><text:s/></text:span><text:span text:style-name="T11_153">all</text:span><text:span text:style-name="T11_154"><text:s/></text:span><text:span text:style-name="T11_155">the</text:span><text:span text:style-name="T11_156"><text:s/></text:span><text:span text:style-name="T11_157">risk</text:span><text:span text:style-name="T11_158"><text:s/></text:span><text:span text:style-name="T11_159">and</text:span><text:span text:style-name="T11_160"><text:s/></text:span><text:span text:style-name="T11_161">you</text:span><text:span text:style-name="T11_162"><text:s/></text:span><text:span text:style-name="T11_163">are</text:span><text:span text:style-name="T11_164"><text:s/></text:span><text:span text:style-name="T11_165">fairly</text:span><text:span text:style-name="T11_166"><text:s/></text:span><text:span text:style-name="T11_167">well</text:span><text:span text:style-name="T11_168">-</text:span><text:span text:style-name="T11_169">known</text:span><text:span text:style-name="T11_170"><text:s/></text:span><text:span text:style-name="T11_171">in</text:span><text:span text:style-name="T11_172"><text:s/></text:span><text:span text:style-name="T11_173">the</text:span><text:span text:style-name="T11_174"><text:s/></text:span><text:span text:style-name="T11_175">criminal</text:span><text:span text:style-name="T11_176"><text:s/></text:span><text:span text:style-name="T11_177">community</text:span><text:span text:style-name="T11_178"><text:s/></text:span><text:span text:style-name="T11_179">now</text:span><text:span text:style-name="T11_180"><text:s/></text:span><text:span text:style-name="T11_181">anyway</text:span><text:span text:style-name="T11_182">!<text:s/></text:span><text:span text:style-name="T11_183">You</text:span><text:span text:style-name="T11_184"><text:s/></text:span><text:span text:style-name="T11_185">even</text:span><text:span text:style-name="T11_186"><text:s/></text:span><text:span text:style-name="T11_187">heard</text:span><text:span text:style-name="T11_188"><text:s/></text:span><text:span text:style-name="T11_189">a</text:span><text:span text:style-name="T11_190"><text:s/></text:span><text:span text:style-name="T11_191">rumour</text:span><text:span text:style-name="T11_192"><text:s/></text:span><text:span text:style-name="T11_193">that</text:span><text:span text:style-name="T11_194"><text:s/></text:span><text:span text:style-name="T11_195">Alister</text:span><text:span text:style-name="T11_196"><text:s/></text:span><text:span text:style-name="T11_197">has</text:span><text:span text:style-name="T11_198"><text:s/></text:span><text:span text:style-name="T11_199">recently</text:span><text:span text:style-name="T11_200"><text:s/></text:span><text:span text:style-name="T11_201">disposed</text:span><text:span text:style-name="T11_202"><text:s/></text:span><text:span text:style-name="T11_203">of</text:span><text:span text:style-name="T11_204"><text:s/></text:span><text:span text:style-name="T11_205">bodies</text:span><text:span text:style-name="T11_206"><text:s/></text:span><text:span text:style-name="T11_207">without</text:span><text:span text:style-name="T11_208"><text:s/></text:span><text:span text:style-name="T11_209">employing</text:span><text:span text:style-name="T11_210"><text:s/></text:span><text:span text:style-name="T11_211">your</text:span><text:span text:style-name="T11_212"><text:s/></text:span><text:span text:style-name="T11_213">expertise</text:span><text:span text:style-name="T11_214"><text:s/>-<text:s/></text:span><text:span text:style-name="T11_215">if</text:span><text:span text:style-name="T11_216"><text:s/></text:span><text:span text:style-name="T11_217">this</text:span><text:span text:style-name="T11_218"><text:s/></text:span><text:span text:style-name="T11_219">is</text:span><text:span text:style-name="T11_220"><text:s/></text:span><text:span text:style-name="T11_221">true</text:span><text:span text:style-name="T11_222">,<text:s/></text:span><text:span text:style-name="T11_223">this</text:span><text:span text:style-name="T11_224"><text:s/></text:span><text:span text:style-name="T11_225">would</text:span><text:span text:style-name="T11_226"><text:s/></text:span><text:span text:style-name="T11_227">certainly</text:span><text:span text:style-name="T11_228"><text:s/></text:span><text:span text:style-name="T11_229">be</text:span><text:span text:style-name="T11_230"><text:s/></text:span><text:span text:style-name="T11_231">grounds</text:span><text:span text:style-name="T11_232"><text:s/></text:span><text:span text:style-name="T11_233">to</text:span><text:span text:style-name="T11_234"><text:s/></text:span><text:span text:style-name="T11_235">rethink</text:span><text:span text:style-name="T11_236"><text:s/></text:span><text:span text:style-name="T11_237">your</text:span><text:span text:style-name="T11_238"><text:s/></text:span><text:span text:style-name="T11_239">association</text:span><text:span text:style-name="T11_240"><text:s/></text:span><text:span text:style-name="T11_241">with</text:span><text:span text:style-name="T11_242"><text:s/></text:span><text:span text:style-name="T11_243">him</text:span><text:span text:style-name="T11_244">.</text:span></text:p>
      <text:p text:style-name="P12"/>
      <text:p text:style-name="P13"><text:span text:style-name="T13_1">You</text:span><text:span text:style-name="T13_2"><text:s/></text:span><text:span text:style-name="T13_3">could</text:span><text:span text:style-name="T13_4"><text:s/></text:span><text:span text:style-name="T13_5">run</text:span><text:span text:style-name="T13_6"><text:s/></text:span><text:span text:style-name="T13_7">the</text:span><text:span text:style-name="T13_8"><text:s/></text:span><text:span text:style-name="T13_9">corpse</text:span><text:span text:style-name="T13_10"><text:s/></text:span><text:span text:style-name="T13_11">connection</text:span><text:span text:style-name="T13_12"><text:s/></text:span><text:span text:style-name="T13_13">without</text:span><text:span text:style-name="T13_14"><text:s/></text:span><text:span text:style-name="T13_15">him</text:span><text:span text:style-name="T13_16"><text:s/></text:span><text:span text:style-name="T13_17">if</text:span><text:span text:style-name="T13_18"><text:s/></text:span><text:span text:style-name="T13_19">you</text:span><text:span text:style-name="T13_20"><text:s/></text:span><text:span text:style-name="T13_21">had</text:span><text:span text:style-name="T13_22"><text:s/></text:span><text:span text:style-name="T13_23">his</text:span><text:span text:style-name="T13_24"><text:s/></text:span><text:span text:style-name="T13_25">List</text:span><text:span text:style-name="T13_26"><text:s/></text:span><text:span text:style-name="T13_27">of</text:span><text:span text:style-name="T13_28"><text:s/></text:span><text:span text:style-name="T13_29">Contacts</text:span><text:span text:style-name="T13_30">,<text:s/></text:span><text:span text:style-name="T13_31">which</text:span><text:span text:style-name="T13_32"><text:s/></text:span><text:span text:style-name="T13_33">he</text:span><text:span text:style-name="T13_34"><text:s/></text:span><text:span text:style-name="T13_35">carries</text:span><text:span text:style-name="T13_36"><text:s/></text:span><text:span text:style-name="T13_37">everywhere</text:span><text:span text:style-name="T13_38"><text:s/></text:span><text:span text:style-name="T13_39">with</text:span><text:span text:style-name="T13_40"><text:s/></text:span><text:span text:style-name="T13_41">him</text:span><text:span text:style-name="T13_42"><text:s/>-<text:s/></text:span><text:span text:style-name="T13_43">this</text:span><text:span text:style-name="T13_44"><text:s/></text:span><text:span text:style-name="T13_45">would</text:span><text:span text:style-name="T13_46"><text:s/></text:span><text:span text:style-name="T13_47">be</text:span><text:span text:style-name="T13_48"><text:s/></text:span><text:span text:style-name="T13_49">ideal</text:span><text:span text:style-name="T13_50">.<text:s/></text:span><text:span text:style-name="T13_51">Otherwise</text:span><text:span text:style-name="T13_52"><text:s/></text:span><text:span text:style-name="T13_53">you</text:span><text:span text:style-name="T13_54"><text:s/></text:span><text:span text:style-name="T13_55">are</text:span><text:span text:style-name="T13_56"><text:s/></text:span><text:span text:style-name="T13_57">willing</text:span><text:span text:style-name="T13_58"><text:s/></text:span><text:span text:style-name="T13_59">to</text:span><text:span text:style-name="T13_60"><text:s/></text:span><text:span text:style-name="T13_61">offer</text:span><text:span text:style-name="T13_62"><text:s/></text:span><text:span text:style-name="T13_63">him</text:span><text:span text:style-name="T13_64"><text:s/></text:span><text:span text:style-name="T13_65">up</text:span><text:span text:style-name="T13_66"><text:s/></text:span><text:span text:style-name="T13_67">to</text:span><text:span text:style-name="T13_68"><text:s/></text:span><text:span text:style-name="T13_69">a</text:span><text:span text:style-name="T13_70"><text:s/>30%<text:s/></text:span><text:span text:style-name="T13_71">share</text:span><text:span text:style-name="T13_72"><text:s/></text:span><text:span text:style-name="T13_73">in</text:span><text:span text:style-name="T13_74"><text:s/></text:span><text:span text:style-name="T13_75">order</text:span><text:span text:style-name="T13_76"><text:s/></text:span><text:span text:style-name="T13_77">to</text:span><text:span text:style-name="T13_78"><text:s/></text:span><text:span text:style-name="T13_79">keep</text:span><text:span text:style-name="T13_80"><text:s/></text:span><text:span text:style-name="T13_81">the</text:span><text:span text:style-name="T13_82"><text:s/></text:span><text:span text:style-name="T13_83">connection</text:span><text:span text:style-name="T13_84"><text:s/></text:span><text:span text:style-name="T13_85">running</text:span><text:span text:style-name="T13_86"><text:s/></text:span><text:span text:style-name="T13_87">smoothly</text:span><text:span text:style-name="T13_88">.</text:span></text:p>
      <text:p text:style-name="P14"/>
      <text:p text:style-name="P15"><text:span text:style-name="T15_1">In</text:span><text:span text:style-name="T15_2"><text:s/></text:span><text:span text:style-name="T15_3">other</text:span><text:span text:style-name="T15_4"><text:s/></text:span><text:span text:style-name="T15_5">recent</text:span><text:span text:style-name="T15_6"><text:s/></text:span><text:span text:style-name="T15_7">news</text:span><text:span text:style-name="T15_8">:</text:span></text:p>
      <text:p text:style-name="P16"/>
      <text:list text:style-name="LS1" xml:id="list0">
        <text:list-item>
          <text:p text:style-name="P17"><text:span text:style-name="T17_1">You</text:span><text:span text:style-name="T17_2"><text:s/></text:span><text:span text:style-name="T17_3">saw</text:span><text:span text:style-name="T17_4"><text:s/></text:span><text:span text:style-name="T17_5">Emery</text:span><text:span text:style-name="T17_6"><text:s/></text:span><text:span text:style-name="T17_7">Briar</text:span><text:span text:style-name="T17_8"><text:s/></text:span><text:span text:style-name="T17_9">feeding</text:span><text:span text:style-name="T17_10"><text:s/></text:span><text:span text:style-name="T17_11">some</text:span><text:span text:style-name="T17_12"><text:s/></text:span><text:span text:style-name="T17_13">form</text:span><text:span text:style-name="T17_14"><text:s/></text:span><text:span text:style-name="T17_15">of</text:span><text:span text:style-name="T17_16"><text:s/></text:span><text:span text:style-name="T17_17">beverage</text:span><text:span text:style-name="T17_18"><text:s/></text:span><text:span text:style-name="T17_19">to</text:span><text:span text:style-name="T17_20"><text:s/></text:span><text:span text:style-name="T17_21">a</text:span><text:span text:style-name="T17_22"><text:s/></text:span><text:span text:style-name="T17_23">gravely</text:span><text:span text:style-name="T17_24"><text:s/></text:span><text:span text:style-name="T17_25">diseased</text:span><text:span text:style-name="T17_26"><text:s/></text:span><text:span text:style-name="T17_27">beggar</text:span><text:span text:style-name="T17_28"><text:s/></text:span><text:span text:style-name="T17_29">on</text:span><text:span text:style-name="T17_30"><text:s/></text:span><text:span text:style-name="T17_31">the</text:span><text:span text:style-name="T17_32"><text:s/></text:span><text:span text:style-name="T17_33">street</text:span><text:span text:style-name="T17_34">.<text:s/></text:span><text:span text:style-name="T17_35">The</text:span><text:span text:style-name="T17_36"><text:s/></text:span><text:span text:style-name="T17_37">next</text:span><text:span text:style-name="T17_38"><text:s/></text:span><text:span text:style-name="T17_39">day</text:span><text:span text:style-name="T17_40"><text:s/></text:span><text:span text:style-name="T17_41">you</text:span><text:span text:style-name="T17_42"><text:s/></text:span><text:span text:style-name="T17_43">saw</text:span><text:span text:style-name="T17_44"><text:s/></text:span><text:span text:style-name="T17_45">the</text:span><text:span text:style-name="T17_46"><text:s/></text:span><text:span text:style-name="T17_47">same</text:span><text:span text:style-name="T17_48"><text:s/></text:span><text:span text:style-name="T17_49">beggar</text:span><text:span text:style-name="T17_50"><text:s/></text:span><text:span text:style-name="T17_51">walking</text:span><text:span text:style-name="T17_52"><text:s/></text:span><text:span text:style-name="T17_53">around</text:span><text:span text:style-name="T17_54">,<text:s/></text:span><text:span text:style-name="T17_55">completely</text:span><text:span text:style-name="T17_56"><text:s/></text:span><text:span text:style-name="T17_57">cured</text:span><text:span text:style-name="T17_58">.<text:s/></text:span><text:span text:style-name="T17_59">Crazy</text:span><text:span text:style-name="T17_60">!</text:span></text:p>
        </text:list-item>
        <text:list-item>
          <text:p text:style-name="P18"><text:span text:style-name="T18_1">You</text:span><text:span text:style-name="T18_2"><text:s/></text:span><text:span text:style-name="T18_3">overheard</text:span><text:span text:style-name="T18_4"><text:s/></text:span><text:span text:style-name="T18_5">Gascoigne</text:span><text:span text:style-name="T18_6"><text:s/></text:span><text:span text:style-name="T18_7">defending</text:span><text:span text:style-name="T18_8"><text:s/></text:span><text:span text:style-name="T18_9">accused</text:span><text:span text:style-name="T18_10"><text:s/></text:span><text:span text:style-name="T18_11">witches</text:span><text:span text:style-name="T18_12">.<text:s/></text:span><text:span text:style-name="T18_13">You</text:span><text:span text:style-name="T18_14"><text:s/></text:span><text:span text:style-name="T18_15">suspect</text:span><text:span text:style-name="T18_16"><text:s/></text:span><text:span text:style-name="T18_17">he</text:span><text:span text:style-name="T18_18"><text:s/></text:span><text:span text:style-name="T18_19">is</text:span><text:span text:style-name="T18_20"><text:s/></text:span><text:span text:style-name="T18_21">sympathetic</text:span><text:span text:style-name="T18_22"><text:s/></text:span><text:span text:style-name="T18_23">to</text:span><text:span text:style-name="T18_24"><text:s/></text:span><text:span text:style-name="T18_25">accused</text:span><text:span text:style-name="T18_26"><text:s/></text:span><text:span text:style-name="T18_27">witches</text:span><text:span text:style-name="T18_28">.<text:s/></text:span><text:span text:style-name="T18_29">In</text:span><text:span text:style-name="T18_30"><text:s/></text:span><text:span text:style-name="T18_31">your</text:span><text:span text:style-name="T18_32"><text:s/></text:span><text:span text:style-name="T18_33">opinion</text:span><text:span text:style-name="T18_34">,<text:s/></text:span><text:span text:style-name="T18_35">they</text:span><text:span text:style-name="T18_36"><text:s/></text:span><text:span text:style-name="T18_37">can</text:span><text:span text:style-name="T18_38"><text:s/></text:span><text:span text:style-name="T18_39">all</text:span><text:span text:style-name="T18_40"><text:s/></text:span><text:span text:style-name="T18_41">burn</text:span><text:span text:style-name="T18_42">!</text:span></text:p>
        </text:list-item>
        <text:list-item>
          <text:p text:style-name="P19"><text:span text:style-name="T19_1">You</text:span><text:span text:style-name="T19_2"><text:s/></text:span><text:span text:style-name="T19_3">heard</text:span><text:span text:style-name="T19_4"><text:s/></text:span><text:span text:style-name="T19_5">that</text:span><text:span text:style-name="T19_6"><text:s/></text:span><text:span text:style-name="T19_7">Evelyn</text:span><text:span text:style-name="T19_8"><text:s/></text:span><text:span text:style-name="T19_9">Archer</text:span><text:span text:style-name="T19_10"><text:s/></text:span><text:span text:style-name="T19_11">has</text:span><text:span text:style-name="T19_12"><text:s/></text:span><text:span text:style-name="T19_13">been</text:span><text:span text:style-name="T19_14"><text:s/></text:span><text:span text:style-name="T19_15">re</text:span><text:span text:style-name="T19_16">-</text:span><text:span text:style-name="T19_17">telling</text:span><text:span text:style-name="T19_18"><text:s/></text:span><text:span text:style-name="T19_19">some</text:span><text:span text:style-name="T19_20"><text:s/></text:span><text:span text:style-name="T19_21">gruesome</text:span><text:span text:style-name="T19_22"><text:s/></text:span><text:span text:style-name="T19_23">story</text:span><text:span text:style-name="T19_24"><text:s/></text:span><text:span text:style-name="T19_25">related</text:span><text:span text:style-name="T19_26"><text:s/></text:span><text:span text:style-name="T19_27">to</text:span><text:span text:style-name="T19_28"><text:s/></text:span><text:span text:style-name="T19_29">the</text:span><text:span text:style-name="T19_30"><text:s/></text:span><text:span text:style-name="T19_31">London</text:span><text:span text:style-name="T19_32"><text:s/></text:span><text:span text:style-name="T19_33">Meat</text:span><text:span text:style-name="T19_34"><text:s/></text:span><text:span text:style-name="T19_35">Markets</text:span><text:span text:style-name="T19_36">.</text:span></text:p>
        </text:list-item>
        <text:list-item>
          <text:p text:style-name="P20"><text:span text:style-name="T20_1">Your</text:span><text:span text:style-name="T20_2"><text:s/></text:span><text:span text:style-name="T20_3">husband</text:span><text:span text:style-name="T20_4"><text:s/></text:span><text:span text:style-name="T20_5">wasn</text:span><text:span text:style-name="T20_6">’</text:span><text:span text:style-name="T20_7">t</text:span><text:span text:style-name="T20_8"><text:s/></text:span><text:span text:style-name="T20_9">the</text:span><text:span text:style-name="T20_10"><text:s/></text:span><text:span text:style-name="T20_11">only</text:span><text:span text:style-name="T20_12"><text:s/></text:span><text:span text:style-name="T20_13">gambler</text:span><text:span text:style-name="T20_14"><text:s/></text:span><text:span text:style-name="T20_15">in</text:span><text:span text:style-name="T20_16"><text:s/></text:span><text:span text:style-name="T20_17">town</text:span><text:span text:style-name="T20_18">.<text:s/></text:span><text:span text:style-name="T20_19">You</text:span><text:span text:style-name="T20_20"><text:s/></text:span><text:span text:style-name="T20_21">heard</text:span><text:span text:style-name="T20_22"><text:s/></text:span><text:span text:style-name="T20_23">that</text:span><text:span text:style-name="T20_24"><text:s/></text:span><text:span text:style-name="T20_25">Duke</text:span><text:span text:style-name="T20_26"><text:s/></text:span><text:span text:style-name="T20_27">Smallwood</text:span><text:span text:style-name="T20_28"><text:s/></text:span><text:span text:style-name="T20_29">liked</text:span><text:span text:style-name="T20_30"><text:s/></text:span><text:span text:style-name="T20_31">to</text:span><text:span text:style-name="T20_32"><text:s/></text:span><text:span text:style-name="T20_33">gamble</text:span><text:span text:style-name="T20_34"><text:s/></text:span><text:span text:style-name="T20_35">after</text:span><text:span text:style-name="T20_36"><text:s/></text:span><text:span text:style-name="T20_37">a</text:span><text:span text:style-name="T20_38"><text:s/></text:span><text:span text:style-name="T20_39">few</text:span><text:span text:style-name="T20_40"><text:s/></text:span><text:span text:style-name="T20_41">drinks</text:span><text:span text:style-name="T20_42"><text:s/></text:span><text:span text:style-name="T20_43">too</text:span><text:span text:style-name="T20_44">.</text:span></text:p>
        </text:list-item>
      </text:list>
      <text:p text:style-name="P21"/>
      <text:h text:style-name="P22" text:outline-level="10"><text:bookmark-start text:name="h.ged7vwtn9hlf"/><text:bookmark-end text:name="h.ged7vwtn9hlf"/><text:span text:style-name="T22_1">Your</text:span><text:span text:style-name="T22_2"><text:s/></text:span><text:span text:style-name="T22_3">Goals</text:span></text:h>
      <text:p text:style-name="P23"/>
      <text:list text:style-name="LS2" xml:id="list4">
        <text:list-item>
          <text:p text:style-name="P24"><text:span text:style-name="T24_1">Either</text:span><text:span text:style-name="T24_2">:</text:span></text:p>
        </text:list-item>
      </text:list>
      <text:list text:style-name="LS3" xml:id="list5">
        <text:list-item>
          <text:p text:style-name="P25"><text:span text:style-name="T25_1">obtain</text:span><text:span text:style-name="T25_2"><text:s/></text:span><text:span text:style-name="T25_3">the</text:span><text:span text:style-name="T25_4"><text:s/></text:span><text:span text:style-name="T25_5">List</text:span><text:span text:style-name="T25_6"><text:s/></text:span><text:span text:style-name="T25_7">of</text:span><text:span text:style-name="T25_8"><text:s/></text:span><text:span text:style-name="T25_9">Contacts</text:span><text:span text:style-name="T25_10">;</text:span></text:p>
        </text:list-item>
        <text:list-item>
          <text:p text:style-name="P26"><text:span text:style-name="T26_1">negotiate</text:span><text:span text:style-name="T26_2"><text:s/>30%<text:s/></text:span><text:span text:style-name="T26_3">or</text:span><text:span text:style-name="T26_4"><text:s/></text:span><text:span text:style-name="T26_5">lesser</text:span><text:span text:style-name="T26_6"><text:s/></text:span><text:span text:style-name="T26_7">share</text:span><text:span text:style-name="T26_8"><text:s/></text:span><text:span text:style-name="T26_9">for</text:span><text:span text:style-name="T26_10"><text:s/></text:span><text:span text:style-name="T26_11">Alister</text:span><text:span text:style-name="T26_12"><text:s/></text:span><text:span text:style-name="T26_13">Rudden</text:span><text:span text:style-name="T26_14">’</text:span><text:span text:style-name="T26_15">s</text:span><text:span text:style-name="T26_16"><text:s/></text:span><text:span text:style-name="T26_17">continued</text:span><text:span text:style-name="T26_18"><text:s/></text:span><text:span text:style-name="T26_19">cooperation</text:span><text:span text:style-name="T26_20">;</text:span></text:p>
        </text:list-item>
      </text:list>
      <text:list text:style-name="LS2" xml:id="list7">
        <text:list-item>
          <text:p text:style-name="P27"><text:span text:style-name="T27_1">Pay</text:span><text:span text:style-name="T27_2"><text:s/></text:span><text:span text:style-name="T27_3">off</text:span><text:span text:style-name="T27_4"><text:s/></text:span><text:span text:style-name="T27_5">the</text:span><text:span text:style-name="T27_6"><text:s/>£4<text:s/></text:span><text:span text:style-name="T27_7">remaining</text:span><text:span text:style-name="T27_8"><text:s/></text:span><text:span text:style-name="T27_9">gambling</text:span><text:span text:style-name="T27_10"><text:s/></text:span><text:span text:style-name="T27_11">debt</text:span><text:span text:style-name="T27_12"><text:s/></text:span><text:span text:style-name="T27_13">to</text:span><text:span text:style-name="T27_14"><text:s/></text:span><text:span text:style-name="T27_15">Emery</text:span><text:span text:style-name="T27_16"><text:s/></text:span><text:span text:style-name="T27_17">Briar</text:span></text:p>
        </text:list-item>
        <text:list-item>
          <text:p text:style-name="P28"><text:span text:style-name="T28_1">If</text:span><text:span text:style-name="T28_2"><text:s/></text:span><text:span text:style-name="T28_3">possible</text:span><text:span text:style-name="T28_4">,<text:s/></text:span><text:span text:style-name="T28_5">avenge</text:span><text:span text:style-name="T28_6"><text:s/></text:span><text:span text:style-name="T28_7">your</text:span><text:span text:style-name="T28_8"><text:s/></text:span><text:span text:style-name="T28_9">husband</text:span><text:span text:style-name="T28_10">’</text:span><text:span text:style-name="T28_11">s</text:span><text:span text:style-name="T28_12"><text:s/></text:span><text:span text:style-name="T28_13">murder</text:span><text:span text:style-name="T28_14"><text:s/></text:span></text:p>
        </text:list-item>
        <text:list-item>
          <text:p text:style-name="P29"><text:span text:style-name="T29_1">Don</text:span><text:span text:style-name="T29_2">’</text:span><text:span text:style-name="T29_3">t</text:span><text:span text:style-name="T29_4"><text:s/></text:span><text:span text:style-name="T29_5">get</text:span><text:span text:style-name="T29_6"><text:s/></text:span><text:span text:style-name="T29_7">arrested</text:span><text:span text:style-name="T29_8"><text:s/></text:span><text:span text:style-name="T29_9">by</text:span><text:span text:style-name="T29_10"><text:s/></text:span><text:span text:style-name="T29_11">the</text:span><text:span text:style-name="T29_12"><text:s/></text:span><text:span text:style-name="T29_13">authorities</text:span><text:span text:style-name="T29_14"><text:s/></text:span><text:span text:style-name="T29_15">for</text:span><text:span text:style-name="T29_16"><text:s/></text:span><text:span text:style-name="T29_17">the</text:span><text:span text:style-name="T29_18"><text:s/></text:span><text:span text:style-name="T29_19">dark</text:span><text:span text:style-name="T29_20"><text:s/></text:span><text:span text:style-name="T29_21">side</text:span><text:span text:style-name="T29_22"><text:s/></text:span><text:span text:style-name="T29_23">of</text:span><text:span text:style-name="T29_24"><text:s/></text:span><text:span text:style-name="T29_25">Blythe</text:span><text:span text:style-name="T29_26">’</text:span><text:span text:style-name="T29_27">s</text:span><text:span text:style-name="T29_28"><text:s/></text:span><text:span text:style-name="T29_29">Butchery</text:span><text:span text:style-name="T29_30">;</text:span></text:p>
        </text:list-item>
        <text:list-item>
          <text:p text:style-name="P30"><text:span text:style-name="T30_1">Support</text:span><text:span text:style-name="T30_2"><text:s/></text:span><text:span text:style-name="T30_3">witch</text:span><text:span text:style-name="T30_4">-</text:span><text:span text:style-name="T30_5">burning</text:span><text:span text:style-name="T30_6">.<text:s/></text:span><text:span text:style-name="T30_7">They</text:span><text:span text:style-name="T30_8"><text:s/></text:span><text:span text:style-name="T30_9">are</text:span><text:span text:style-name="T30_10"><text:s/></text:span><text:span text:style-name="T30_11">agents</text:span><text:span text:style-name="T30_12"><text:s/></text:span><text:span text:style-name="T30_13">of</text:span><text:span text:style-name="T30_14"><text:s/></text:span><text:span text:style-name="T30_15">Satan</text:span><text:span text:style-name="T30_16">!</text:span></text:p>
        </text:list-item>
        <text:list-item>
          <text:p text:style-name="P31"><text:span text:style-name="T31_1">Solve</text:span><text:span text:style-name="T31_2"><text:s/></text:span><text:span text:style-name="T31_3">the</text:span><text:span text:style-name="T31_4"><text:s/></text:span><text:span text:style-name="T31_5">murder</text:span><text:span text:style-name="T31_6"><text:s/></text:span><text:span text:style-name="T31_7">of</text:span><text:span text:style-name="T31_8"><text:s/></text:span><text:span text:style-name="T31_9">Duke</text:span><text:span text:style-name="T31_10"><text:s/></text:span><text:span text:style-name="T31_11">Smallwood</text:span><text:span text:style-name="T31_12">.<text:s/></text:span><text:span text:style-name="T31_13">You</text:span><text:span text:style-name="T31_14"><text:s/></text:span><text:span text:style-name="T31_15">know</text:span><text:span text:style-name="T31_16"><text:s/></text:span><text:span text:style-name="T31_17">what</text:span><text:span text:style-name="T31_18"><text:s/></text:span><text:span text:style-name="T31_19">its</text:span><text:span text:style-name="T31_20"><text:s/></text:span><text:span text:style-name="T31_21">like</text:span><text:span text:style-name="T31_22"><text:s/></text:span><text:span text:style-name="T31_23">to</text:span><text:span text:style-name="T31_24"><text:s/></text:span><text:span text:style-name="T31_25">lose</text:span><text:span text:style-name="T31_26"><text:s/></text:span><text:span text:style-name="T31_27">a</text:span><text:span text:style-name="T31_28"><text:s/></text:span><text:span text:style-name="T31_29">husband</text:span><text:span text:style-name="T31_30">.</text:span></text:p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